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fo:margin-bottom="0.529cm" fo:orphans="2" fo:widows="2" style:writing-mode="lr-tb"/>
    </style:style>
    <style:style style:name="T1_1" style:family="text">
      <style:text-properties fo:color="#243f60" fo:font-size="26pt" style:font-size-asian="26pt" style:font-size-complex="26pt" fo:font-weight="normal" style:font-weight-asian="normal" style:font-weight-complex="normal"/>
    </style:style>
    <style:style style:name="T1_2" style:family="text">
      <style:text-properties fo:color="#243f60" fo:font-size="26pt" style:font-size-asian="26pt" style:font-size-complex="26pt" fo:font-weight="normal" style:font-weight-asian="normal" style:font-weight-complex="normal"/>
    </style:style>
    <style:style style:name="T1_3" style:family="text">
      <style:text-properties fo:color="#243f60" fo:font-size="26pt" style:font-size-asian="26pt" style:font-size-complex="26pt" fo:font-weight="normal" style:font-weight-asian="normal" style:font-weight-complex="normal"/>
    </style:style>
    <style:style style:name="P2" style:family="paragraph" style:parent-style-name="Subtitle">
      <style:paragraph-properties fo:break-before="auto" fo:line-height="115%" style:writing-mode="lr-tb"/>
    </style:style>
    <style:style style:name="T2_1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P3" style:family="paragraph" style:parent-style-name="Subtitle">
      <style:paragraph-properties fo:break-before="auto" fo:line-height="115%" style:writing-mode="lr-tb"/>
    </style:style>
    <style:style style:name="T3_1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3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4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5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6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7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8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9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0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1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2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3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4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5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6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7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8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19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0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1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2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3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4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5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6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7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8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T3_29" style:family="text">
      <style:text-properties fo:font-style="normal" style:font-style-asian="normal" style:font-style-complex="normal" fo:color="#243f60" style:font-name="Times New Roman" style:font-name-asian="Times New Roman" style:font-name-complex="Times New Roman"/>
    </style:style>
    <style:style style:name="P4" style:family="paragraph" style:parent-style-name="Heading_20_1">
      <style:paragraph-properties fo:break-before="page" fo:line-height="115%" fo:margin-top="0cm" fo:margin-bottom="0cm" style:writing-mode="lr-tb"/>
    </style:style>
    <style:style style:name="T4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4_2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4_3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4_4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4_5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4_6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4_7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4_8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4_9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fo:margin-top="0cm" fo:margin-bottom="0cm" fo:margin-right="0cm" style:writing-mode="lr-tb"/>
    </style:style>
    <style:style style:name="T6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color="#243f60"/>
    </style:style>
    <style:style style:name="T7_2" style:family="text">
      <style:text-properties fo:color="#243f60"/>
    </style:style>
    <style:style style:name="T7_3" style:family="text">
      <style:text-properties fo:color="#243f60"/>
    </style:style>
    <style:style style:name="T7_4" style:family="text">
      <style:text-properties fo:color="#243f60"/>
    </style:style>
    <style:style style:name="T7_5" style:family="text">
      <style:text-properties fo:color="#243f60"/>
    </style:style>
    <style:style style:name="T7_6" style:family="text">
      <style:text-properties fo:color="#243f60"/>
    </style:style>
    <style:style style:name="T7_7" style:family="text">
      <style:text-properties fo:color="#243f60"/>
    </style:style>
    <style:style style:name="T7_8" style:family="text">
      <style:text-properties fo:color="#243f60"/>
    </style:style>
    <style:style style:name="T7_9" style:family="text">
      <style:text-properties fo:color="#243f60"/>
    </style:style>
    <style:style style:name="T7_10" style:family="text">
      <style:text-properties fo:color="#243f60"/>
    </style:style>
    <style:style style:name="T7_11" style:family="text">
      <style:text-properties fo:color="#243f60"/>
    </style:style>
    <style:style style:name="T7_12" style:family="text">
      <style:text-properties fo:color="#243f60"/>
    </style:style>
    <style:style style:name="T7_13" style:family="text">
      <style:text-properties fo:color="#243f60"/>
    </style:style>
    <style:style style:name="T7_14" style:family="text">
      <style:text-properties fo:color="#243f60"/>
    </style:style>
    <style:style style:name="T7_15" style:family="text">
      <style:text-properties fo:color="#243f60"/>
    </style:style>
    <style:style style:name="T7_16" style:family="text">
      <style:text-properties fo:color="#243f60"/>
    </style:style>
    <style:style style:name="Table1" style:family="table">
      <style:table-properties table:align="left" style:width="17.461cm" fo:margin-left="-0.19cm"/>
    </style:style>
    <style:style style:name="Column1" style:family="table-column">
      <style:table-column-properties style:column-width="4.942cm"/>
    </style:style>
    <style:style style:name="Column2" style:family="table-column">
      <style:table-column-properties style:column-width="4.249cm"/>
    </style:style>
    <style:style style:name="Column3" style:family="table-column">
      <style:table-column-properties style:column-width="4.501cm"/>
    </style:style>
    <style:style style:name="Column4" style:family="table-column">
      <style:table-column-properties style:column-width="3.768cm"/>
    </style:style>
    <style:style style:name="Row1" style:family="table-row"/>
    <style:style style:name="Cell1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fo:margin-top="0cm" fo:margin-bottom="0cm" fo:margin-right="0cm" style:writing-mode="lr-tb"/>
    </style:style>
    <style:style style:name="T48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243f60"/>
    </style:style>
    <style:style style:name="T49_2" style:family="text">
      <style:text-properties fo:color="#243f60"/>
    </style:style>
    <style:style style:name="T49_3" style:family="text">
      <style:text-properties fo:color="#243f60"/>
    </style:style>
    <style:style style:name="T49_4" style:family="text">
      <style:text-properties fo:color="#243f60"/>
    </style:style>
    <style:style style:name="T49_5" style:family="text">
      <style:text-properties fo:color="#243f60"/>
    </style:style>
    <style:style style:name="T49_6" style:family="text">
      <style:text-properties fo:color="#243f60"/>
    </style:style>
    <style:style style:name="T49_7" style:family="text">
      <style:text-properties fo:color="#243f60"/>
    </style:style>
    <style:style style:name="T49_8" style:family="text">
      <style:text-properties fo:color="#243f60"/>
    </style:style>
    <style:style style:name="T49_9" style:family="text">
      <style:text-properties fo:color="#243f60"/>
    </style:style>
    <style:style style:name="T49_10" style:family="text">
      <style:text-properties fo:color="#243f60"/>
    </style:style>
    <style:style style:name="T49_11" style:family="text">
      <style:text-properties fo:color="#243f60"/>
    </style:style>
    <style:style style:name="T49_12" style:family="text">
      <style:text-properties fo:color="#243f60"/>
    </style:style>
    <style:style style:name="Table2" style:family="table">
      <style:table-properties table:align="left" style:width="11.647cm" fo:margin-left="-0.123cm"/>
    </style:style>
    <style:style style:name="Column5" style:family="table-column">
      <style:table-column-properties style:column-width="2.672cm"/>
    </style:style>
    <style:style style:name="Column6" style:family="table-column">
      <style:table-column-properties style:column-width="4.452cm"/>
    </style:style>
    <style:style style:name="Column7" style:family="table-column">
      <style:table-column-properties style:column-width="4.523cm"/>
    </style:style>
    <style:style style:name="Row8" style:family="table-row"/>
    <style:style style:name="Cell29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0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31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.353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9" style:family="table-row"/>
    <style:style style:name="Cell32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0" style:family="table-row"/>
    <style:style style:name="Cell35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38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41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" style:family="table-row"/>
    <style:style style:name="Cell44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Heading_20_2">
      <style:paragraph-properties fo:break-before="auto" fo:line-height="115%" fo:margin-top="0cm" fo:margin-bottom="0cm" fo:margin-right="0cm" style:writing-mode="lr-tb"/>
    </style:style>
    <style:style style:name="T73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73_2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73_3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73_4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73_5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color="#243f60"/>
    </style:style>
    <style:style style:name="T74_2" style:family="text">
      <style:text-properties fo:color="#243f60"/>
    </style:style>
    <style:style style:name="T74_3" style:family="text">
      <style:text-properties fo:color="#243f60"/>
    </style:style>
    <style:style style:name="T74_4" style:family="text">
      <style:text-properties fo:color="#243f60"/>
    </style:style>
    <style:style style:name="T74_5" style:family="text">
      <style:text-properties fo:color="#243f60"/>
    </style:style>
    <style:style style:name="T74_6" style:family="text">
      <style:text-properties fo:color="#243f60"/>
    </style:style>
    <style:style style:name="T74_7" style:family="text">
      <style:text-properties fo:color="#243f60"/>
    </style:style>
    <style:style style:name="T74_8" style:family="text">
      <style:text-properties fo:color="#243f60"/>
    </style:style>
    <style:style style:name="T74_9" style:family="text">
      <style:text-properties fo:color="#243f60"/>
    </style:style>
    <style:style style:name="T74_10" style:family="text">
      <style:text-properties fo:color="#243f60"/>
    </style:style>
    <style:style style:name="T74_11" style:family="text">
      <style:text-properties fo:color="#243f60"/>
    </style:style>
    <style:style style:name="T74_12" style:family="text">
      <style:text-properties fo:color="#243f60"/>
    </style:style>
    <style:style style:name="T74_13" style:family="text">
      <style:text-properties fo:color="#243f60"/>
    </style:style>
    <style:style style:name="T74_14" style:family="text">
      <style:text-properties fo:color="#243f60"/>
    </style:style>
    <style:style style:name="Table3" style:family="table">
      <style:table-properties table:align="left" style:width="5.438cm" fo:margin-left="-0.123cm"/>
    </style:style>
    <style:style style:name="Column8" style:family="table-column">
      <style:table-column-properties style:column-width="2.672cm"/>
    </style:style>
    <style:style style:name="Column9" style:family="table-column">
      <style:table-column-properties style:column-width="2.766cm"/>
    </style:style>
    <style:style style:name="Row14" style:family="table-row"/>
    <style:style style:name="Cell47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8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5" style:family="table-row"/>
    <style:style style:name="Cell49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fo:background-color="#d9d9d9"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Row16" style:family="table-row"/>
    <style:style style:name="Cell51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7" style:family="table-row"/>
    <style:style style:name="Cell53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8" style:family="table-row"/>
    <style:style style:name="Cell55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9" style:family="table-row"/>
    <style:style style:name="Cell57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.353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243f6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Heading_20_1">
      <style:paragraph-properties fo:break-before="auto" fo:line-height="115%" fo:margin-top="0cm" fo:margin-bottom="0cm" style:writing-mode="lr-tb"/>
    </style:style>
    <style:style style:name="T93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93_2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93_3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  <style:text-properties fo:color="#243f60"/>
    </style:style>
    <style:style style:name="P95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95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5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96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96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6_2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97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97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7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98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98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8_2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99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99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2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3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3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3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3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3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3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99_3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15%" fo:margin-top="0cm" fo:margin-bottom="0cm" fo:margin-right="0cm" fo:orphans="2" fo:widows="2" style:writing-mode="lr-tb"/>
    </style:style>
    <style:style style:name="T100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2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3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4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4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4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4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4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0_4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Heading_20_1">
      <style:paragraph-properties fo:break-before="auto" fo:line-height="115%" fo:margin-top="0cm" fo:margin-bottom="0cm" style:writing-mode="lr-tb"/>
    </style:style>
    <style:style style:name="T102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02_2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02_3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  <style:text-properties fo:color="#243f60" fo:font-size="11pt" style:font-size-asian="11pt" style:font-size-complex="11pt"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04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4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4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4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4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4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4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05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5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06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6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07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2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7_3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08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8_2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09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2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09_3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10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0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11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1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1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12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12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fo:color="#243f60"/>
    </style:style>
    <style:style style:name="T113_2" style:family="text">
      <style:text-properties fo:color="#243f60"/>
    </style:style>
    <style:style style:name="T113_3" style:family="text">
      <style:text-properties fo:color="#243f60"/>
    </style:style>
    <style:style style:name="T113_4" style:family="text">
      <style:text-properties fo:color="#243f60"/>
    </style:style>
    <style:style style:name="T113_5" style:family="text">
      <style:text-properties fo:color="#243f60"/>
    </style:style>
    <style:style style:name="T113_6" style:family="text">
      <style:text-properties fo:color="#243f60"/>
    </style:style>
    <style:style style:name="T113_7" style:family="text">
      <style:text-properties fo:color="#243f60"/>
    </style:style>
    <style:style style:name="T113_8" style:family="text">
      <style:text-properties fo:color="#243f60"/>
    </style:style>
    <style:style style:name="T113_9" style:family="text">
      <style:text-properties fo:color="#243f60"/>
    </style:style>
    <style:style style:name="T113_10" style:family="text">
      <style:text-properties fo:color="#243f60"/>
    </style:style>
    <style:style style:name="T113_11" style:family="text">
      <style:text-properties fo:color="#243f60"/>
    </style:style>
    <style:style style:name="T113_12" style:family="text">
      <style:text-properties fo:color="#243f60"/>
    </style:style>
    <style:style style:name="T113_13" style:family="text">
      <style:text-properties fo:color="#243f60"/>
    </style:style>
    <style:style style:name="T113_14" style:family="text">
      <style:text-properties fo:color="#243f60"/>
    </style:style>
    <style:style style:name="T113_15" style:family="text">
      <style:text-properties fo:color="#243f60"/>
    </style:style>
    <style:style style:name="T113_16" style:family="text">
      <style:text-properties fo:color="#243f60"/>
    </style:style>
    <style:style style:name="T113_17" style:family="text">
      <style:text-properties fo:color="#243f60"/>
    </style:style>
    <style:style style:name="T113_18" style:family="text">
      <style:text-properties fo:color="#243f60"/>
    </style:style>
    <style:style style:name="T113_19" style:family="text">
      <style:text-properties fo:color="#243f60"/>
    </style:style>
    <style:style style:name="T113_20" style:family="text">
      <style:text-properties fo:color="#243f60"/>
    </style:style>
    <style:style style:name="T113_21" style:family="text">
      <style:text-properties fo:color="#243f60"/>
    </style:style>
    <style:style style:name="T113_22" style:family="text">
      <style:text-properties fo:color="#243f60"/>
    </style:style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>
      <style:text-properties fo:color="#243f60"/>
    </style:style>
    <style:style style:name="T114_2" style:family="text">
      <style:text-properties fo:color="#243f60"/>
    </style:style>
    <style:style style:name="T114_3" style:family="text">
      <style:text-properties fo:color="#243f60"/>
    </style:style>
    <style:style style:name="T114_4" style:family="text">
      <style:text-properties fo:color="#243f60"/>
    </style:style>
    <style:style style:name="T114_5" style:family="text">
      <style:text-properties fo:color="#243f60"/>
    </style:style>
    <style:style style:name="T114_6" style:family="text">
      <style:text-properties fo:color="#243f60"/>
    </style:style>
    <style:style style:name="T114_7" style:family="text">
      <style:text-properties fo:color="#243f60"/>
    </style:style>
    <style:style style:name="T114_8" style:family="text">
      <style:text-properties fo:color="#243f60"/>
    </style:style>
    <style:style style:name="T114_9" style:family="text">
      <style:text-properties fo:color="#243f60"/>
    </style:style>
    <style:style style:name="T114_10" style:family="text">
      <style:text-properties fo:color="#243f60"/>
    </style:style>
    <style:style style:name="T114_11" style:family="text">
      <style:text-properties fo:color="#243f60"/>
    </style:style>
    <style:style style:name="T114_12" style:family="text">
      <style:text-properties fo:color="#243f60"/>
    </style:style>
    <style:style style:name="T114_13" style:family="text">
      <style:text-properties fo:color="#243f60"/>
    </style:style>
    <style:style style:name="T114_14" style:family="text">
      <style:text-properties fo:color="#243f60"/>
    </style:style>
    <style:style style:name="T114_15" style:family="text">
      <style:text-properties fo:color="#243f60"/>
    </style:style>
    <style:style style:name="T114_16" style:family="text">
      <style:text-properties fo:color="#243f60"/>
    </style:style>
    <style:style style:name="T114_17" style:family="text">
      <style:text-properties fo:color="#243f60"/>
    </style:style>
    <style:style style:name="T114_18" style:family="text">
      <style:text-properties fo:color="#243f60"/>
    </style:style>
    <style:style style:name="T114_19" style:family="text">
      <style:text-properties fo:color="#243f60"/>
    </style:style>
    <style:style style:name="T114_20" style:family="text">
      <style:text-properties fo:color="#243f60"/>
    </style:style>
    <style:style style:name="T114_21" style:family="text">
      <style:text-properties fo:color="#243f60"/>
    </style:style>
    <style:style style:name="T114_22" style:family="text">
      <style:text-properties fo:color="#243f60"/>
    </style:style>
    <style:style style:name="T114_23" style:family="text">
      <style:text-properties fo:color="#243f60"/>
    </style:style>
    <style:style style:name="T114_24" style:family="text">
      <style:text-properties fo:color="#243f60"/>
    </style:style>
    <style:style style:name="T114_25" style:family="text">
      <style:text-properties fo:color="#243f60"/>
    </style:style>
    <style:style style:name="T114_26" style:family="text">
      <style:text-properties fo:color="#243f60"/>
    </style:style>
    <style:style style:name="T114_27" style:family="text">
      <style:text-properties fo:color="#243f60"/>
    </style:style>
    <style:style style:name="T114_28" style:family="text">
      <style:text-properties fo:color="#243f60"/>
    </style:style>
    <style:style style:name="T114_29" style:family="text">
      <style:text-properties fo:color="#243f60"/>
    </style:style>
    <style:style style:name="T114_30" style:family="text">
      <style:text-properties fo:color="#243f60"/>
    </style:style>
    <style:style style:name="T114_31" style:family="text">
      <style:text-properties fo:color="#243f60"/>
    </style:style>
    <style:style style:name="T114_32" style:family="text">
      <style:text-properties fo:color="#243f60"/>
    </style:style>
    <style:style style:name="T114_33" style:family="text">
      <style:text-properties fo:color="#243f60"/>
    </style:style>
    <style:style style:name="T114_34" style:family="text">
      <style:text-properties fo:color="#243f60"/>
    </style:style>
    <style:style style:name="T114_35" style:family="text">
      <style:text-properties fo:color="#243f60"/>
    </style:style>
    <style:style style:name="T114_36" style:family="text">
      <style:text-properties fo:color="#243f60"/>
    </style:style>
    <style:style style:name="T114_37" style:family="text">
      <style:text-properties fo:color="#243f60"/>
    </style:style>
    <style:style style:name="T114_38" style:family="text">
      <style:text-properties fo:color="#243f60"/>
    </style:style>
    <style:style style:name="T114_39" style:family="text">
      <style:text-properties fo:color="#243f60"/>
    </style:style>
    <style:style style:name="T114_40" style:family="text">
      <style:text-properties fo:color="#243f60"/>
    </style:style>
    <style:style style:name="T114_41" style:family="text">
      <style:text-properties fo:color="#243f60"/>
    </style:style>
    <style:style style:name="T114_42" style:family="text">
      <style:text-properties fo:color="#243f60"/>
    </style:style>
    <style:style style:name="T114_43" style:family="text">
      <style:text-properties fo:color="#243f60"/>
    </style:style>
    <style:style style:name="T114_44" style:family="text">
      <style:text-properties fo:color="#243f60"/>
    </style:style>
    <style:style style:name="T114_45" style:family="text">
      <style:text-properties fo:color="#243f60"/>
    </style:style>
    <style:style style:name="T114_46" style:family="text">
      <style:text-properties fo:color="#243f60"/>
    </style:style>
    <style:style style:name="T114_47" style:family="text">
      <style:text-properties fo:color="#243f60"/>
    </style:style>
    <style:style style:name="T114_48" style:family="text">
      <style:text-properties fo:color="#243f60"/>
    </style:style>
    <style:style style:name="T114_49" style:family="text">
      <style:text-properties fo:color="#243f60"/>
    </style:style>
    <style:style style:name="T114_50" style:family="text">
      <style:text-properties fo:color="#243f60"/>
    </style:style>
    <style:style style:name="P115" style:family="paragraph" style:parent-style-name="Heading_20_1">
      <style:paragraph-properties fo:break-before="auto" fo:line-height="115%" fo:margin-top="0cm" fo:margin-bottom="0cm" style:writing-mode="lr-tb"/>
    </style:style>
    <style:style style:name="T115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15_2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15_3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  <style:text-properties fo:color="#243f60"/>
    </style:style>
    <style:style style:name="P117" style:family="paragraph" style:parent-style-name="Heading_20_2">
      <style:paragraph-properties fo:break-before="auto" fo:line-height="115%" fo:margin-top="0cm" fo:margin-bottom="0cm" fo:margin-right="0cm" style:writing-mode="lr-tb"/>
    </style:style>
    <style:style style:name="T117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17_2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17_3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  <style:text-properties fo:color="#243f60" fo:font-size="11pt" style:font-size-asian="11pt" style:font-size-complex="11pt"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19_1" style:family="text">
      <style:text-properties fo:color="#243f60"/>
    </style:style>
    <style:style style:name="T119_2" style:family="text">
      <style:text-properties fo:color="#243f60"/>
    </style:style>
    <style:style style:name="T119_3" style:family="text">
      <style:text-properties fo:color="#243f60"/>
    </style:style>
    <style:style style:name="T119_4" style:family="text">
      <style:text-properties fo:color="#243f60"/>
    </style:style>
    <style:style style:name="T119_5" style:family="text">
      <style:text-properties fo:color="#243f60"/>
    </style:style>
    <style:style style:name="T119_6" style:family="text">
      <style:text-properties fo:color="#243f60"/>
    </style:style>
    <style:style style:name="T119_7" style:family="text">
      <style:text-properties fo:color="#243f60"/>
    </style:style>
    <style:style style:name="T119_8" style:family="text">
      <style:text-properties fo:color="#243f60"/>
    </style:style>
    <style:style style:name="T119_9" style:family="text">
      <style:text-properties fo:color="#243f60"/>
    </style:style>
    <style:style style:name="T119_10" style:family="text">
      <style:text-properties fo:color="#243f60"/>
    </style:style>
    <style:style style:name="T119_11" style:family="text">
      <style:text-properties fo:color="#243f60"/>
    </style:style>
    <style:style style:name="T119_12" style:family="text">
      <style:text-properties fo:color="#243f60"/>
    </style:style>
    <style:style style:name="T119_13" style:family="text">
      <style:text-properties fo:color="#243f60"/>
    </style:style>
    <style:style style:name="T119_14" style:family="text">
      <style:text-properties fo:color="#243f60"/>
    </style:style>
    <style:style style:name="T119_15" style:family="text">
      <style:text-properties fo:color="#243f60"/>
    </style:style>
    <style:style style:name="T119_16" style:family="text">
      <style:text-properties fo:color="#243f60"/>
    </style:style>
    <style:style style:name="T119_17" style:family="text">
      <style:text-properties fo:color="#243f60"/>
    </style:style>
    <style:style style:name="T119_18" style:family="text">
      <style:text-properties fo:color="#243f60"/>
    </style:style>
    <style:style style:name="T119_19" style:family="text">
      <style:text-properties fo:color="#243f60"/>
    </style:style>
    <style:style style:name="T119_20" style:family="text">
      <style:text-properties fo:color="#243f60"/>
    </style:style>
    <style:style style:name="T119_21" style:family="text">
      <style:text-properties fo:color="#243f60"/>
    </style:style>
    <style:style style:name="T119_22" style:family="text">
      <style:text-properties fo:color="#243f60"/>
    </style:style>
    <style:style style:name="P120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20_1" style:family="text">
      <style:text-properties fo:color="#243f60"/>
    </style:style>
    <style:style style:name="T120_2" style:family="text">
      <style:text-properties fo:color="#243f60"/>
    </style:style>
    <style:style style:name="T120_3" style:family="text">
      <style:text-properties fo:color="#243f60"/>
    </style:style>
    <style:style style:name="T120_4" style:family="text">
      <style:text-properties fo:color="#243f60"/>
    </style:style>
    <style:style style:name="T120_5" style:family="text">
      <style:text-properties fo:color="#243f60"/>
    </style:style>
    <style:style style:name="T120_6" style:family="text">
      <style:text-properties fo:color="#243f60"/>
    </style:style>
    <style:style style:name="T120_7" style:family="text">
      <style:text-properties fo:color="#243f60"/>
    </style:style>
    <style:style style:name="T120_8" style:family="text">
      <style:text-properties fo:color="#243f60"/>
    </style:style>
    <style:style style:name="T120_9" style:family="text">
      <style:text-properties fo:color="#243f60"/>
    </style:style>
    <style:style style:name="T120_10" style:family="text">
      <style:text-properties fo:color="#243f60"/>
    </style:style>
    <style:style style:name="T120_11" style:family="text">
      <style:text-properties fo:color="#243f60"/>
    </style:style>
    <style:style style:name="T120_12" style:family="text">
      <style:text-properties fo:color="#243f60"/>
    </style:style>
    <style:style style:name="T120_13" style:family="text">
      <style:text-properties fo:color="#243f60"/>
    </style:style>
    <style:style style:name="T120_14" style:family="text">
      <style:text-properties fo:color="#243f60"/>
    </style:style>
    <style:style style:name="T120_15" style:family="text">
      <style:text-properties fo:color="#243f60"/>
    </style:style>
    <style:style style:name="T120_16" style:family="text">
      <style:text-properties fo:color="#243f60"/>
    </style:style>
    <style:style style:name="T120_17" style:family="text">
      <style:text-properties fo:color="#243f60"/>
    </style:style>
    <style:style style:name="T120_18" style:family="text">
      <style:text-properties fo:color="#243f60"/>
    </style:style>
    <style:style style:name="P121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21_1" style:family="text">
      <style:text-properties fo:color="#243f60"/>
    </style:style>
    <style:style style:name="T121_2" style:family="text">
      <style:text-properties fo:color="#243f60"/>
    </style:style>
    <style:style style:name="T121_3" style:family="text">
      <style:text-properties fo:color="#243f60"/>
    </style:style>
    <style:style style:name="T121_4" style:family="text">
      <style:text-properties fo:color="#243f60"/>
    </style:style>
    <style:style style:name="T121_5" style:family="text">
      <style:text-properties fo:color="#243f60"/>
    </style:style>
    <style:style style:name="T121_6" style:family="text">
      <style:text-properties fo:color="#243f60"/>
    </style:style>
    <style:style style:name="T121_7" style:family="text">
      <style:text-properties fo:color="#243f60"/>
    </style:style>
    <style:style style:name="T121_8" style:family="text">
      <style:text-properties fo:color="#243f60"/>
    </style:style>
    <style:style style:name="T121_9" style:family="text">
      <style:text-properties fo:color="#243f60"/>
    </style:style>
    <style:style style:name="T121_10" style:family="text">
      <style:text-properties fo:color="#243f60"/>
    </style:style>
    <style:style style:name="T121_11" style:family="text">
      <style:text-properties fo:color="#243f60"/>
    </style:style>
    <style:style style:name="T121_12" style:family="text">
      <style:text-properties fo:color="#243f60"/>
    </style:style>
    <style:style style:name="T121_13" style:family="text">
      <style:text-properties fo:color="#243f60"/>
    </style:style>
    <style:style style:name="T121_14" style:family="text">
      <style:text-properties fo:color="#243f60"/>
    </style:style>
    <style:style style:name="T121_15" style:family="text">
      <style:text-properties fo:color="#243f60"/>
    </style:style>
    <style:style style:name="T121_16" style:family="text">
      <style:text-properties fo:color="#243f60"/>
    </style:style>
    <style:style style:name="T121_17" style:family="text">
      <style:text-properties fo:color="#243f60"/>
    </style:style>
    <style:style style:name="T121_18" style:family="text">
      <style:text-properties fo:color="#243f60"/>
    </style:style>
    <style:style style:name="T121_19" style:family="text">
      <style:text-properties fo:color="#243f60"/>
    </style:style>
    <style:style style:name="T121_20" style:family="text">
      <style:text-properties fo:color="#243f60"/>
    </style:style>
    <style:style style:name="T121_21" style:family="text">
      <style:text-properties fo:color="#243f60"/>
    </style:style>
    <style:style style:name="T121_22" style:family="text">
      <style:text-properties fo:color="#243f60"/>
    </style:style>
    <style:style style:name="T121_23" style:family="text">
      <style:text-properties fo:color="#243f60"/>
    </style:style>
    <style:style style:name="T121_24" style:family="text">
      <style:text-properties fo:color="#243f60"/>
    </style:style>
    <style:style style:name="T121_25" style:family="text">
      <style:text-properties fo:color="#243f60"/>
    </style:style>
    <style:style style:name="T121_26" style:family="text">
      <style:text-properties fo:color="#243f60"/>
    </style:style>
    <style:style style:name="T121_27" style:family="text">
      <style:text-properties fo:color="#243f60"/>
    </style:style>
    <style:style style:name="T121_28" style:family="text">
      <style:text-properties fo:color="#243f60"/>
    </style:style>
    <style:style style:name="T121_29" style:family="text">
      <style:text-properties fo:color="#243f60"/>
    </style:style>
    <style:style style:name="T121_30" style:family="text">
      <style:text-properties fo:color="#243f60"/>
    </style:style>
    <style:style style:name="T121_31" style:family="text">
      <style:text-properties fo:color="#243f60"/>
    </style:style>
    <style:style style:name="T121_32" style:family="text">
      <style:text-properties fo:color="#243f60"/>
    </style:style>
    <style:style style:name="T121_33" style:family="text">
      <style:text-properties fo:color="#243f60"/>
    </style:style>
    <style:style style:name="T121_34" style:family="text">
      <style:text-properties fo:color="#243f60"/>
    </style:style>
    <style:style style:name="T121_35" style:family="text">
      <style:text-properties fo:color="#243f60"/>
    </style:style>
    <style:style style:name="T121_36" style:family="text">
      <style:text-properties fo:color="#243f60"/>
    </style:style>
    <style:style style:name="T121_37" style:family="text">
      <style:text-properties fo:color="#243f60"/>
    </style:style>
    <style:style style:name="T121_38" style:family="text">
      <style:text-properties fo:color="#243f60"/>
    </style:style>
    <style:style style:name="T121_39" style:family="text">
      <style:text-properties fo:color="#243f60"/>
    </style:style>
    <style:style style:name="T121_40" style:family="text">
      <style:text-properties fo:color="#243f60"/>
    </style:style>
    <style:style style:name="P122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22_1" style:family="text">
      <style:text-properties fo:color="#243f60"/>
    </style:style>
    <style:style style:name="T122_2" style:family="text">
      <style:text-properties fo:color="#243f60"/>
    </style:style>
    <style:style style:name="T122_3" style:family="text">
      <style:text-properties fo:color="#243f60"/>
    </style:style>
    <style:style style:name="T122_4" style:family="text">
      <style:text-properties fo:color="#243f60"/>
    </style:style>
    <style:style style:name="T122_5" style:family="text">
      <style:text-properties fo:color="#243f60"/>
    </style:style>
    <style:style style:name="T122_6" style:family="text">
      <style:text-properties fo:color="#243f60"/>
    </style:style>
    <style:style style:name="T122_7" style:family="text">
      <style:text-properties fo:color="#243f60"/>
    </style:style>
    <style:style style:name="T122_8" style:family="text">
      <style:text-properties fo:color="#243f60"/>
    </style:style>
    <style:style style:name="T122_9" style:family="text">
      <style:text-properties fo:color="#243f60"/>
    </style:style>
    <style:style style:name="T122_10" style:family="text">
      <style:text-properties fo:color="#243f60"/>
    </style:style>
    <style:style style:name="T122_11" style:family="text">
      <style:text-properties fo:color="#243f60"/>
    </style:style>
    <style:style style:name="T122_12" style:family="text">
      <style:text-properties fo:color="#243f60"/>
    </style:style>
    <style:style style:name="P123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23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23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23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23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23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23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23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24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24_1" style:family="text">
      <style:text-properties fo:color="#243f60"/>
    </style:style>
    <style:style style:name="T124_2" style:family="text">
      <style:text-properties fo:color="#243f60"/>
    </style:style>
    <style:style style:name="T124_3" style:family="text">
      <style:text-properties fo:color="#243f60"/>
    </style:style>
    <style:style style:name="T124_4" style:family="text">
      <style:text-properties fo:color="#243f60"/>
    </style:style>
    <style:style style:name="T124_5" style:family="text">
      <style:text-properties fo:color="#243f60"/>
    </style:style>
    <style:style style:name="T124_6" style:family="text">
      <style:text-properties fo:color="#243f60"/>
    </style:style>
    <style:style style:name="T124_7" style:family="text">
      <style:text-properties fo:color="#243f60"/>
    </style:style>
    <style:style style:name="T124_8" style:family="text">
      <style:text-properties fo:color="#243f60"/>
    </style:style>
    <style:style style:name="T124_9" style:family="text">
      <style:text-properties fo:color="#243f60"/>
    </style:style>
    <style:style style:name="T124_10" style:family="text">
      <style:text-properties fo:color="#243f60"/>
    </style:style>
    <style:style style:name="T124_11" style:family="text">
      <style:text-properties fo:color="#243f60"/>
    </style:style>
    <style:style style:name="T124_12" style:family="text">
      <style:text-properties fo:color="#243f60"/>
    </style:style>
    <style:style style:name="T124_13" style:family="text">
      <style:text-properties fo:color="#243f60"/>
    </style:style>
    <style:style style:name="T124_14" style:family="text">
      <style:text-properties fo:color="#243f60"/>
    </style:style>
    <style:style style:name="T124_15" style:family="text">
      <style:text-properties fo:color="#243f60"/>
    </style:style>
    <style:style style:name="T124_16" style:family="text">
      <style:text-properties fo:color="#243f60"/>
    </style:style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>
      <style:text-properties fo:color="#243f60"/>
    </style:style>
    <style:style style:name="T125_2" style:family="text">
      <style:text-properties fo:color="#243f60"/>
    </style:style>
    <style:style style:name="T125_3" style:family="text">
      <style:text-properties fo:color="#243f60"/>
    </style:style>
    <style:style style:name="T125_4" style:family="text">
      <style:text-properties fo:color="#243f60"/>
    </style:style>
    <style:style style:name="T125_5" style:family="text">
      <style:text-properties fo:color="#243f60"/>
    </style:style>
    <style:style style:name="T125_6" style:family="text">
      <style:text-properties fo:color="#243f60"/>
    </style:style>
    <style:style style:name="T125_7" style:family="text">
      <style:text-properties fo:color="#243f60"/>
    </style:style>
    <style:style style:name="T125_8" style:family="text">
      <style:text-properties fo:color="#243f60"/>
    </style:style>
    <style:style style:name="T125_9" style:family="text">
      <style:text-properties fo:color="#243f60"/>
    </style:style>
    <style:style style:name="T125_10" style:family="text">
      <style:text-properties fo:color="#243f60"/>
    </style:style>
    <style:style style:name="T125_11" style:family="text">
      <style:text-properties fo:color="#243f60"/>
    </style:style>
    <style:style style:name="T125_12" style:family="text">
      <style:text-properties fo:color="#243f60"/>
    </style:style>
    <style:style style:name="T125_13" style:family="text">
      <style:text-properties fo:color="#243f60"/>
    </style:style>
    <style:style style:name="T125_14" style:family="text">
      <style:text-properties fo:color="#243f60"/>
    </style:style>
    <style:style style:name="T125_15" style:family="text">
      <style:text-properties fo:color="#243f60"/>
    </style:style>
    <style:style style:name="T125_16" style:family="text">
      <style:text-properties fo:color="#243f60"/>
    </style:style>
    <style:style style:name="T125_17" style:family="text">
      <style:text-properties fo:color="#243f60"/>
    </style:style>
    <style:style style:name="T125_18" style:family="text">
      <style:text-properties fo:color="#243f60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fo:color="#243f60"/>
    </style:style>
    <style:style style:name="T126_2" style:family="text">
      <style:text-properties fo:color="#243f60"/>
    </style:style>
    <style:style style:name="T126_3" style:family="text">
      <style:text-properties fo:color="#243f60"/>
    </style:style>
    <style:style style:name="T126_4" style:family="text">
      <style:text-properties fo:color="#243f60"/>
    </style:style>
    <style:style style:name="T126_5" style:family="text">
      <style:text-properties fo:color="#243f60"/>
    </style:style>
    <style:style style:name="T126_6" style:family="text">
      <style:text-properties fo:color="#243f60"/>
    </style:style>
    <style:style style:name="T126_7" style:family="text">
      <style:text-properties fo:color="#243f60"/>
    </style:style>
    <style:style style:name="T126_8" style:family="text">
      <style:text-properties fo:color="#243f60"/>
    </style:style>
    <style:style style:name="T126_9" style:family="text">
      <style:text-properties fo:color="#243f60"/>
    </style:style>
    <style:style style:name="T126_10" style:family="text">
      <style:text-properties fo:color="#243f60"/>
    </style:style>
    <style:style style:name="T126_11" style:family="text">
      <style:text-properties fo:color="#243f60"/>
    </style:style>
    <style:style style:name="T126_12" style:family="text">
      <style:text-properties fo:color="#243f60"/>
    </style:style>
    <style:style style:name="T126_13" style:family="text">
      <style:text-properties fo:color="#243f60"/>
    </style:style>
    <style:style style:name="T126_14" style:family="text">
      <style:text-properties fo:color="#243f60"/>
    </style:style>
    <style:style style:name="T126_15" style:family="text">
      <style:text-properties fo:color="#243f60"/>
    </style:style>
    <style:style style:name="T126_16" style:family="text">
      <style:text-properties fo:color="#243f60"/>
    </style:style>
    <style:style style:name="T126_17" style:family="text">
      <style:text-properties fo:color="#243f60"/>
    </style:style>
    <style:style style:name="T126_18" style:family="text">
      <style:text-properties fo:color="#243f60"/>
    </style:style>
    <style:style style:name="T126_19" style:family="text">
      <style:text-properties fo:color="#243f60"/>
    </style:style>
    <style:style style:name="T126_20" style:family="text">
      <style:text-properties fo:color="#243f60"/>
    </style:style>
    <style:style style:name="T126_21" style:family="text">
      <style:text-properties fo:color="#243f60"/>
    </style:style>
    <style:style style:name="T126_22" style:family="text">
      <style:text-properties fo:color="#243f60"/>
    </style:style>
    <style:style style:name="T126_23" style:family="text">
      <style:text-properties fo:color="#243f60"/>
    </style:style>
    <style:style style:name="T126_24" style:family="text">
      <style:text-properties fo:color="#243f60"/>
    </style:style>
    <style:style style:name="T126_25" style:family="text">
      <style:text-properties fo:color="#243f60"/>
    </style:style>
    <style:style style:name="T126_26" style:family="text">
      <style:text-properties fo:color="#243f60"/>
    </style:style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>
      <style:text-properties fo:color="#243f60"/>
    </style:style>
    <style:style style:name="T127_2" style:family="text">
      <style:text-properties fo:color="#243f60"/>
    </style:style>
    <style:style style:name="T127_3" style:family="text">
      <style:text-properties fo:color="#243f60"/>
    </style:style>
    <style:style style:name="T127_4" style:family="text">
      <style:text-properties fo:color="#243f60"/>
    </style:style>
    <style:style style:name="T127_5" style:family="text">
      <style:text-properties fo:color="#243f60"/>
    </style:style>
    <style:style style:name="T127_6" style:family="text">
      <style:text-properties fo:color="#243f60"/>
    </style:style>
    <style:style style:name="T127_7" style:family="text">
      <style:text-properties fo:color="#243f60"/>
    </style:style>
    <style:style style:name="T127_8" style:family="text">
      <style:text-properties fo:color="#243f60"/>
    </style:style>
    <style:style style:name="T127_9" style:family="text">
      <style:text-properties fo:color="#243f60"/>
    </style:style>
    <style:style style:name="T127_10" style:family="text">
      <style:text-properties fo:color="#243f60"/>
    </style:style>
    <style:style style:name="T127_11" style:family="text">
      <style:text-properties fo:color="#243f60"/>
    </style:style>
    <style:style style:name="T127_12" style:family="text">
      <style:text-properties fo:color="#243f60"/>
    </style:style>
    <style:style style:name="T127_13" style:family="text">
      <style:text-properties fo:color="#243f60"/>
    </style:style>
    <style:style style:name="T127_14" style:family="text">
      <style:text-properties fo:color="#243f60"/>
    </style:style>
    <style:style style:name="T127_15" style:family="text">
      <style:text-properties fo:color="#243f60"/>
    </style:style>
    <style:style style:name="T127_16" style:family="text">
      <style:text-properties fo:color="#243f60"/>
    </style:style>
    <style:style style:name="T127_17" style:family="text">
      <style:text-properties fo:color="#243f60"/>
    </style:style>
    <style:style style:name="T127_18" style:family="text">
      <style:text-properties fo:color="#243f60"/>
    </style:style>
    <style:style style:name="T127_19" style:family="text">
      <style:text-properties fo:color="#243f60"/>
    </style:style>
    <style:style style:name="T127_20" style:family="text">
      <style:text-properties fo:color="#243f60"/>
    </style:style>
    <style:style style:name="T127_21" style:family="text">
      <style:text-properties fo:color="#243f60"/>
    </style:style>
    <style:style style:name="T127_22" style:family="text">
      <style:text-properties fo:color="#243f60"/>
    </style:style>
    <style:style style:name="T127_23" style:family="text">
      <style:text-properties fo:color="#243f60"/>
    </style:style>
    <style:style style:name="T127_24" style:family="text">
      <style:text-properties fo:color="#243f60"/>
    </style:style>
    <style:style style:name="T127_25" style:family="text">
      <style:text-properties fo:color="#243f60"/>
    </style:style>
    <style:style style:name="T127_26" style:family="text">
      <style:text-properties fo:color="#243f60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color="#243f60"/>
    </style:style>
    <style:style style:name="T128_2" style:family="text">
      <style:text-properties fo:color="#243f60"/>
    </style:style>
    <style:style style:name="T128_3" style:family="text">
      <style:text-properties fo:color="#243f60"/>
    </style:style>
    <style:style style:name="T128_4" style:family="text">
      <style:text-properties fo:color="#243f60"/>
    </style:style>
    <style:style style:name="T128_5" style:family="text">
      <style:text-properties fo:color="#243f60"/>
    </style:style>
    <style:style style:name="T128_6" style:family="text">
      <style:text-properties fo:color="#243f60"/>
    </style:style>
    <style:style style:name="T128_7" style:family="text">
      <style:text-properties fo:color="#243f60"/>
    </style:style>
    <style:style style:name="T128_8" style:family="text">
      <style:text-properties fo:color="#243f60"/>
    </style:style>
    <style:style style:name="T128_9" style:family="text">
      <style:text-properties fo:color="#243f60"/>
    </style:style>
    <style:style style:name="T128_10" style:family="text">
      <style:text-properties fo:color="#243f60"/>
    </style:style>
    <style:style style:name="T128_11" style:family="text">
      <style:text-properties fo:color="#243f60"/>
    </style:style>
    <style:style style:name="T128_12" style:family="text">
      <style:text-properties fo:color="#243f60"/>
    </style:style>
    <style:style style:name="T128_13" style:family="text">
      <style:text-properties fo:color="#243f60"/>
    </style:style>
    <style:style style:name="T128_14" style:family="text">
      <style:text-properties fo:color="#243f60"/>
    </style:style>
    <style:style style:name="T128_15" style:family="text">
      <style:text-properties fo:color="#243f60"/>
    </style:style>
    <style:style style:name="T128_16" style:family="text">
      <style:text-properties fo:color="#243f60"/>
    </style:style>
    <style:style style:name="T128_17" style:family="text">
      <style:text-properties fo:color="#243f60"/>
    </style:style>
    <style:style style:name="T128_18" style:family="text">
      <style:text-properties fo:color="#243f60"/>
    </style:style>
    <style:style style:name="T128_19" style:family="text">
      <style:text-properties fo:color="#243f60"/>
    </style:style>
    <style:style style:name="T128_20" style:family="text">
      <style:text-properties fo:color="#243f60"/>
    </style:style>
    <style:style style:name="T128_21" style:family="text">
      <style:text-properties fo:color="#243f60"/>
    </style:style>
    <style:style style:name="T128_22" style:family="text">
      <style:text-properties fo:color="#243f60"/>
    </style:style>
    <style:style style:name="T128_23" style:family="text">
      <style:text-properties fo:color="#243f60"/>
    </style:style>
    <style:style style:name="T128_24" style:family="text">
      <style:text-properties fo:color="#243f60"/>
    </style:style>
    <style:style style:name="T128_25" style:family="text">
      <style:text-properties fo:color="#243f60"/>
    </style:style>
    <style:style style:name="T128_26" style:family="text">
      <style:text-properties fo:color="#243f60"/>
    </style:style>
    <style:style style:name="T128_27" style:family="text">
      <style:text-properties fo:color="#243f60"/>
    </style:style>
    <style:style style:name="T128_28" style:family="text">
      <style:text-properties fo:color="#243f60"/>
    </style:style>
    <style:style style:name="T128_29" style:family="text">
      <style:text-properties fo:color="#243f60"/>
    </style:style>
    <style:style style:name="T128_30" style:family="text">
      <style:text-properties fo:color="#243f60"/>
    </style:style>
    <style:style style:name="T128_31" style:family="text">
      <style:text-properties fo:color="#243f60"/>
    </style:style>
    <style:style style:name="T128_32" style:family="text">
      <style:text-properties fo:color="#243f60"/>
    </style:style>
    <style:style style:name="P129" style:family="paragraph" style:parent-style-name="Heading_20_2">
      <style:paragraph-properties fo:break-before="auto" fo:line-height="115%" fo:margin-top="0cm" fo:margin-right="0cm" style:writing-mode="lr-tb"/>
    </style:style>
    <style:style style:name="T129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29_2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29_3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>
      <style:text-properties fo:color="#243f60"/>
    </style:style>
    <style:style style:name="T130_2" style:family="text">
      <style:text-properties fo:color="#243f60"/>
    </style:style>
    <style:style style:name="T130_3" style:family="text">
      <style:text-properties fo:color="#243f60"/>
    </style:style>
    <style:style style:name="T130_4" style:family="text">
      <style:text-properties fo:color="#243f60"/>
    </style:style>
    <style:style style:name="T130_5" style:family="text">
      <style:text-properties fo:color="#243f60"/>
    </style:style>
    <style:style style:name="T130_6" style:family="text">
      <style:text-properties fo:color="#243f60"/>
    </style:style>
    <style:style style:name="T130_7" style:family="text">
      <style:text-properties fo:color="#243f60"/>
    </style:style>
    <style:style style:name="T130_8" style:family="text">
      <style:text-properties fo:color="#243f60"/>
    </style:style>
    <style:style style:name="T130_9" style:family="text">
      <style:text-properties fo:color="#243f60"/>
    </style:style>
    <style:style style:name="T130_10" style:family="text">
      <style:text-properties fo:color="#243f60"/>
    </style:style>
    <style:style style:name="T130_11" style:family="text">
      <style:text-properties fo:color="#243f60"/>
    </style:style>
    <style:style style:name="T130_12" style:family="text">
      <style:text-properties fo:color="#243f60"/>
    </style:style>
    <style:style style:name="T130_13" style:family="text">
      <style:text-properties fo:color="#243f60"/>
    </style:style>
    <style:style style:name="T130_14" style:family="text">
      <style:text-properties fo:color="#243f60"/>
    </style:style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>
      <style:text-properties fo:color="#243f60"/>
    </style:style>
    <style:style style:name="T131_2" style:family="text">
      <style:text-properties fo:color="#243f60"/>
    </style:style>
    <style:style style:name="T131_3" style:family="text">
      <style:text-properties fo:color="#243f60"/>
    </style:style>
    <style:style style:name="T131_4" style:family="text">
      <style:text-properties fo:color="#243f60"/>
    </style:style>
    <style:style style:name="T131_5" style:family="text">
      <style:text-properties fo:color="#243f60"/>
    </style:style>
    <style:style style:name="T131_6" style:family="text">
      <style:text-properties fo:color="#243f60"/>
    </style:style>
    <style:style style:name="T131_7" style:family="text">
      <style:text-properties fo:color="#243f60"/>
    </style:style>
    <style:style style:name="T131_8" style:family="text">
      <style:text-properties fo:color="#243f60"/>
    </style:style>
    <style:style style:name="T131_9" style:family="text">
      <style:text-properties fo:color="#243f60"/>
    </style:style>
    <style:style style:name="T131_10" style:family="text">
      <style:text-properties fo:color="#243f60"/>
    </style:style>
    <style:style style:name="T131_11" style:family="text">
      <style:text-properties fo:color="#243f60"/>
    </style:style>
    <style:style style:name="T131_12" style:family="text">
      <style:text-properties fo:color="#243f60"/>
    </style:style>
    <style:style style:name="T131_13" style:family="text">
      <style:text-properties fo:color="#243f60"/>
    </style:style>
    <style:style style:name="T131_14" style:family="text">
      <style:text-properties fo:color="#243f60"/>
    </style:style>
    <style:style style:name="T131_15" style:family="text">
      <style:text-properties fo:color="#243f60"/>
    </style:style>
    <style:style style:name="T131_16" style:family="text">
      <style:text-properties fo:color="#243f60"/>
    </style:style>
    <style:style style:name="T131_17" style:family="text">
      <style:text-properties fo:color="#243f60"/>
    </style:style>
    <style:style style:name="T131_18" style:family="text">
      <style:text-properties fo:color="#243f60"/>
    </style:style>
    <style:style style:name="T131_19" style:family="text">
      <style:text-properties fo:color="#243f60"/>
    </style:style>
    <style:style style:name="T131_20" style:family="text">
      <style:text-properties fo:color="#243f60"/>
    </style:style>
    <style:style style:name="T131_21" style:family="text">
      <style:text-properties fo:color="#243f60"/>
    </style:style>
    <style:style style:name="T131_22" style:family="text">
      <style:text-properties fo:color="#243f60"/>
    </style:style>
    <style:style style:name="T131_23" style:family="text">
      <style:text-properties fo:color="#243f60"/>
    </style:style>
    <style:style style:name="T131_24" style:family="text">
      <style:text-properties fo:color="#243f60"/>
    </style:style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>
      <style:text-properties fo:color="#243f60"/>
    </style:style>
    <style:style style:name="T132_2" style:family="text">
      <style:text-properties fo:color="#243f60"/>
    </style:style>
    <style:style style:name="T132_3" style:family="text">
      <style:text-properties fo:color="#243f60"/>
    </style:style>
    <style:style style:name="T132_4" style:family="text">
      <style:text-properties fo:color="#243f60"/>
    </style:style>
    <style:style style:name="T132_5" style:family="text">
      <style:text-properties fo:color="#243f60"/>
    </style:style>
    <style:style style:name="T132_6" style:family="text">
      <style:text-properties fo:color="#243f60"/>
    </style:style>
    <style:style style:name="T132_7" style:family="text">
      <style:text-properties fo:color="#243f60"/>
    </style:style>
    <style:style style:name="T132_8" style:family="text">
      <style:text-properties fo:color="#243f60"/>
    </style:style>
    <style:style style:name="T132_9" style:family="text">
      <style:text-properties fo:color="#243f60"/>
    </style:style>
    <style:style style:name="T132_10" style:family="text">
      <style:text-properties fo:color="#243f60"/>
    </style:style>
    <style:style style:name="T132_11" style:family="text">
      <style:text-properties fo:color="#243f60"/>
    </style:style>
    <style:style style:name="T132_12" style:family="text">
      <style:text-properties fo:color="#243f60"/>
    </style:style>
    <style:style style:name="T132_13" style:family="text">
      <style:text-properties fo:color="#243f60"/>
    </style:style>
    <style:style style:name="T132_14" style:family="text">
      <style:text-properties fo:color="#243f60"/>
    </style:style>
    <style:style style:name="T132_15" style:family="text">
      <style:text-properties fo:color="#243f60"/>
    </style:style>
    <style:style style:name="T132_16" style:family="text">
      <style:text-properties fo:color="#243f60"/>
    </style:style>
    <style:style style:name="T132_17" style:family="text">
      <style:text-properties fo:color="#243f60"/>
    </style:style>
    <style:style style:name="T132_18" style:family="text">
      <style:text-properties fo:color="#243f60"/>
    </style:style>
    <style:style style:name="T132_19" style:family="text">
      <style:text-properties fo:color="#243f60"/>
    </style:style>
    <style:style style:name="T132_20" style:family="text">
      <style:text-properties fo:color="#243f60"/>
    </style:style>
    <style:style style:name="T132_21" style:family="text">
      <style:text-properties fo:color="#243f60"/>
    </style:style>
    <style:style style:name="T132_22" style:family="text">
      <style:text-properties fo:color="#243f60"/>
    </style:style>
    <style:style style:name="P133" style:family="paragraph" style:parent-style-name="Heading_20_1">
      <style:paragraph-properties fo:break-before="auto" fo:line-height="115%" fo:margin-top="0cm" style:writing-mode="lr-tb"/>
    </style:style>
    <style:style style:name="T133_1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33_2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33_3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33_4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33_5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33_6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T133_7" style:family="text">
      <style:text-properties fo:color="#243f60" style:font-name="Times New Roman" style:font-name-asian="Times New Roman" style:font-name-complex="Times New Roman" fo:font-weight="bold" style:font-weight-asian="bold" style:font-weight-complex="bold"/>
    </style:style>
    <style:style style:name="P134" style:family="paragraph" style:parent-style-name="Standard">
      <style:paragraph-properties fo:break-before="auto" fo:text-indent="0cm" fo:line-height="115%" fo:margin-top="0cm" fo:margin-bottom="0.353cm" fo:margin-left="0cm" fo:margin-right="0cm" fo:orphans="2" fo:widows="2" style:writing-mode="lr-tb"/>
    </style:style>
    <style:style style:name="T134_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1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2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3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4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5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6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7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8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29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30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T134_31" style:family="text">
      <style:text-properties fo:color="#243f60" fo:font-size="11pt" style:font-size-asian="11pt" style:font-size-complex="11pt" fo:font-weight="normal" style:font-weight-asian="normal" style:font-weight-complex="normal"/>
    </style:style>
    <style:style style:name="P135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35_1" style:family="text">
      <style:text-properties fo:color="#243f60"/>
    </style:style>
    <style:style style:name="T135_2" style:family="text">
      <style:text-properties fo:color="#243f60"/>
    </style:style>
    <style:style style:name="T135_3" style:family="text">
      <style:text-properties fo:color="#243f60"/>
    </style:style>
    <style:style style:name="T135_4" style:family="text">
      <style:text-properties fo:color="#243f60"/>
    </style:style>
    <style:style style:name="T135_5" style:family="text">
      <style:text-properties fo:color="#243f60"/>
    </style:style>
    <style:style style:name="T135_6" style:family="text">
      <style:text-properties fo:color="#243f60"/>
    </style:style>
    <style:style style:name="P136" style:family="paragraph" style:parent-style-name="Standard">
      <style:paragraph-properties fo:break-before="auto" fo:line-height="115%" fo:margin-top="0cm" fo:margin-right="0cm" fo:orphans="2" fo:widows="2" style:writing-mode="lr-tb"/>
    </style:style>
    <style:style style:name="T136_1" style:family="text">
      <style:text-properties fo:color="#243f60"/>
    </style:style>
    <style:style style:name="T136_2" style:family="text">
      <style:text-properties fo:color="#243f60"/>
    </style:style>
    <style:style style:name="T136_3" style:family="text">
      <style:text-properties fo:color="#243f60"/>
    </style:style>
    <style:style style:name="T136_4" style:family="text">
      <style:text-properties fo:color="#243f60"/>
    </style:style>
    <style:style style:name="T136_5" style:family="text">
      <style:text-properties fo:color="#243f60"/>
    </style:style>
    <style:style style:name="T136_6" style:family="text">
      <style:text-properties fo:color="#243f60"/>
    </style:style>
    <style:style style:name="T136_7" style:family="text">
      <style:text-properties fo:color="#243f60"/>
    </style:style>
    <style:style style:name="T136_8" style:family="text">
      <style:text-properties fo:color="#243f60"/>
    </style:style>
    <style:style style:name="T136_9" style:family="text">
      <style:text-properties fo:color="#243f60"/>
    </style:style>
    <style:style style:name="T136_10" style:family="text">
      <style:text-properties fo:color="#243f60"/>
    </style:style>
    <style:style style:name="T136_11" style:family="text">
      <style:text-properties fo:color="#243f60"/>
    </style:style>
    <style:style style:name="T136_12" style:family="text">
      <style:text-properties fo:color="#243f60"/>
    </style:style>
    <style:style style:name="T136_13" style:family="text">
      <style:text-properties fo:color="#243f60"/>
    </style:style>
    <style:style style:name="T136_14" style:family="text">
      <style:text-properties fo:color="#243f60"/>
    </style:style>
    <style:style style:name="T136_15" style:family="text">
      <style:text-properties fo:color="#243f60"/>
    </style:style>
    <style:style style:name="T136_16" style:family="text">
      <style:text-properties fo:color="#243f60"/>
    </style:style>
    <style:style style:name="T136_17" style:family="text">
      <style:text-properties fo:color="#243f60"/>
    </style:style>
    <style:style style:name="T136_18" style:family="text">
      <style:text-properties fo:color="#243f60"/>
    </style:style>
    <style:style style:name="T136_19" style:family="text">
      <style:text-properties fo:color="#243f60"/>
    </style:style>
    <style:style style:name="T136_20" style:family="text">
      <style:text-properties fo:color="#243f60"/>
    </style:style>
    <style:style style:name="T136_21" style:family="text">
      <style:text-properties fo:color="#243f60"/>
    </style:style>
    <style:style style:name="T136_22" style:family="text">
      <style:text-properties fo:color="#243f60"/>
    </style:style>
    <style:style style:name="T136_23" style:family="text">
      <style:text-properties fo:color="#243f60"/>
    </style:style>
    <style:style style:name="T136_24" style:family="text">
      <style:text-properties fo:color="#243f60"/>
    </style:style>
    <style:style style:name="T136_25" style:family="text">
      <style:text-properties fo:color="#243f60"/>
    </style:style>
    <style:style style:name="T136_26" style:family="text">
      <style:text-properties fo:color="#243f60"/>
    </style:style>
    <style:style style:name="T136_27" style:family="text">
      <style:text-properties fo:color="#243f60"/>
    </style:style>
    <style:style style:name="T136_28" style:family="text">
      <style:text-properties fo:color="#243f60"/>
    </style:style>
    <style:style style:name="T136_29" style:family="text">
      <style:text-properties fo:color="#243f60"/>
    </style:style>
    <style:style style:name="T136_30" style:family="text">
      <style:text-properties fo:color="#243f60"/>
    </style:style>
    <style:style style:name="T136_31" style:family="text">
      <style:text-properties fo:color="#243f60"/>
    </style:style>
    <style:style style:name="T136_32" style:family="text">
      <style:text-properties fo:color="#243f60"/>
    </style:style>
    <style:style style:name="T136_33" style:family="text">
      <style:text-properties fo:color="#243f60"/>
    </style:style>
    <style:style style:name="T136_34" style:family="text">
      <style:text-properties fo:color="#243f60"/>
    </style:style>
    <style:style style:name="P137" style:family="paragraph" style:parent-style-name="Standard">
      <style:paragraph-properties fo:break-before="auto" fo:line-height="115%" fo:margin-top="0cm" fo:margin-bottom="0.353cm" style:writing-mode="lr-tb"/>
      <style:text-properties fo:color="#243f60" fo:font-size="11pt" style:font-size-asian="11pt" style:font-size-complex="11pt" fo:font-weight="normal" style:font-weight-asian="normal" style:font-weight-complex="normal"/>
    </style:style>
  </office:automatic-styles>
  <office:body>
    <office:text>
      <text:p text:style-name="P1"><text:span text:style-name="T1_1">Team</text:span><text:span text:style-name="T1_2"><text:s/></text:span><text:span text:style-name="T1_3">contract</text:span></text:p>
      <text:p text:style-name="P2"><text:span text:style-name="T2_1">for</text:span></text:p>
      <text:p text:style-name="P3"><text:bookmark-start text:name="h.gjdgxs"/><text:bookmark-end text:name="h.gjdgxs"/><text:span text:style-name="T3_1">Sofie</text:span><text:span text:style-name="T3_2"><text:s/></text:span><text:span text:style-name="T3_3">Bugge</text:span><text:span text:style-name="T3_4"><text:s/></text:span><text:span text:style-name="T3_5">Johansen</text:span><text:span text:style-name="T3_6">,<text:s/></text:span><text:span text:style-name="T3_7">Maja</text:span><text:span text:style-name="T3_8"><text:s/></text:span><text:span text:style-name="T3_9">Ling</text:span><text:span text:style-name="T3_10"><text:s/></text:span><text:span text:style-name="T3_11">Han</text:span><text:span text:style-name="T3_12">,<text:s/></text:span><text:span text:style-name="T3_13">Nicholas</text:span><text:span text:style-name="T3_14"><text:s/></text:span><text:span text:style-name="T3_15">Christian</text:span><text:span text:style-name="T3_16"><text:s/></text:span><text:span text:style-name="T3_17">Langkjær</text:span><text:span text:style-name="T3_18"><text:s/></text:span><text:span text:style-name="T3_19">Ipsen</text:span><text:span text:style-name="T3_20"><text:s/></text:span><text:span text:style-name="T3_21">og</text:span><text:span text:style-name="T3_22"><text:s/></text:span><text:span text:style-name="T3_23">Kristian</text:span><text:span text:style-name="T3_24"><text:s/></text:span><text:span text:style-name="T3_25">Holmkvist</text:span><text:span text:style-name="T3_26"><text:s/></text:span><text:span text:style-name="T3_27">Klode</text:span><text:span text:style-name="T3_28">:<text:s/></text:span><text:span text:style-name="T3_29">Revyorganisator</text:span></text:p>
      <text:list text:style-name="LS1" xml:id="list0">
        <text:list-item>
          <text:h text:style-name="P4" text:outline-level="10"><text:span text:style-name="T4_1">Team</text:span><text:span text:style-name="T4_2"><text:s/></text:span><text:span text:style-name="T4_3">resources</text:span><text:span text:style-name="T4_4">,<text:s/></text:span><text:span text:style-name="T4_5">roles</text:span><text:span text:style-name="T4_6"><text:s/></text:span><text:span text:style-name="T4_7">and</text:span><text:span text:style-name="T4_8"><text:s/></text:span><text:span text:style-name="T4_9">obligations</text:span></text:h>
        </text:list-item>
      </text:list>
      <text:p text:style-name="P5"><text:bookmark-start text:name="h.30j0zll"/><text:bookmark-end text:name="h.30j0zll"/></text:p>
      <text:list text:style-name="LS1" xml:id="list1" text:continue-list="list0">
        <text:list-item>
          <text:list>
            <text:list-item>
              <text:h text:style-name="P6" text:outline-level="10"><text:span text:style-name="T6_1">Skills</text:span></text:h>
            </text:list-item>
          </text:list>
        </text:list-item>
      </text:list>
      <text:p text:style-name="P7"><text:span text:style-name="T7_1">In</text:span><text:span text:style-name="T7_2"><text:s/></text:span><text:span text:style-name="T7_3">this</text:span><text:span text:style-name="T7_4"><text:s/></text:span><text:span text:style-name="T7_5">team</text:span><text:span text:style-name="T7_6"><text:s/></text:span><text:span text:style-name="T7_7">the</text:span><text:span text:style-name="T7_8"><text:s/></text:span><text:span text:style-name="T7_9">following</text:span><text:span text:style-name="T7_10"><text:s/></text:span><text:span text:style-name="T7_11">skills</text:span><text:span text:style-name="T7_12"><text:s/></text:span><text:span text:style-name="T7_13">are</text:span><text:span text:style-name="T7_14"><text:s/></text:span><text:span text:style-name="T7_15">needed</text:span><text:span text:style-name="T7_16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8"><text:span text:style-name="T8_1">Skills</text:span></text:p>
          </table:table-cell>
          <table:table-cell table:style-name="Cell2">
            <text:p text:style-name="P9"><text:span text:style-name="T9_1">High</text:span></text:p>
          </table:table-cell>
          <table:table-cell table:style-name="Cell3">
            <text:p text:style-name="P10"><text:span text:style-name="T10_1">Medium</text:span></text:p>
          </table:table-cell>
          <table:table-cell table:style-name="Cell4">
            <text:p text:style-name="P11"><text:span text:style-name="T11_1">Low</text:span></text:p>
          </table:table-cell>
        </table:table-row>
        <table:table-row table:style-name="Row2">
          <table:table-cell table:style-name="Cell5">
            <text:p text:style-name="P12"><text:span text:style-name="T12_1">Python</text:span><text:span text:style-name="T12_2"><text:s/></text:span><text:span text:style-name="T12_3">development</text:span></text:p>
          </table:table-cell>
          <table:table-cell table:style-name="Cell6">
            <text:p text:style-name="P13"><text:span text:style-name="T13_1">Nicholas</text:span><text:span text:style-name="T13_2"><text:s/></text:span><text:span text:style-name="T13_3">Ipsen</text:span></text:p>
          </table:table-cell>
          <table:table-cell table:style-name="Cell7">
            <text:p text:style-name="P14"><text:span text:style-name="T14_1">Krisitian</text:span><text:span text:style-name="T14_2"><text:s/></text:span><text:span text:style-name="T14_3">Klode</text:span></text:p>
            <text:p text:style-name="P15"><text:span text:style-name="T15_1">Sofie</text:span><text:span text:style-name="T15_2"><text:s/></text:span><text:span text:style-name="T15_3">Bugge</text:span></text:p>
          </table:table-cell>
          <table:table-cell table:style-name="Cell8">
            <text:p text:style-name="P16"><text:span text:style-name="T16_1">Maja</text:span><text:span text:style-name="T16_2"><text:s/></text:span><text:span text:style-name="T16_3">L</text:span><text:span text:style-name="T16_4"><text:s/></text:span><text:span text:style-name="T16_5">Han</text:span></text:p>
            <text:p text:style-name="P17"/>
          </table:table-cell>
        </table:table-row>
        <table:table-row table:style-name="Row3">
          <table:table-cell table:style-name="Cell9">
            <text:p text:style-name="P18"><text:span text:style-name="T18_1">Configuration</text:span><text:span text:style-name="T18_2"><text:s/></text:span><text:span text:style-name="T18_3">Management</text:span></text:p>
          </table:table-cell>
          <table:table-cell table:style-name="Cell10">
            <text:p text:style-name="P19"><text:span text:style-name="T19_1">Nicholas</text:span><text:span text:style-name="T19_2"><text:s/></text:span><text:span text:style-name="T19_3">Ipsen</text:span></text:p>
            <text:p text:style-name="P20"/>
          </table:table-cell>
          <table:table-cell table:style-name="Cell11">
            <text:p text:style-name="P21"><text:span text:style-name="T21_1">Kristian</text:span><text:span text:style-name="T21_2"><text:s/></text:span><text:span text:style-name="T21_3">Klode</text:span></text:p>
            <text:p text:style-name="P22"/>
          </table:table-cell>
          <table:table-cell table:style-name="Cell12">
            <text:p text:style-name="P23"><text:span text:style-name="T23_1">Sofie</text:span><text:span text:style-name="T23_2"><text:s/></text:span><text:span text:style-name="T23_3">Bugge</text:span></text:p>
            <text:p text:style-name="P24"><text:span text:style-name="T24_1">Maja</text:span><text:span text:style-name="T24_2"><text:s/></text:span><text:span text:style-name="T24_3">L</text:span><text:span text:style-name="T24_4"><text:s/></text:span><text:span text:style-name="T24_5">Han</text:span></text:p>
          </table:table-cell>
        </table:table-row>
        <table:table-row table:style-name="Row4">
          <table:table-cell table:style-name="Cell13">
            <text:p text:style-name="P25"><text:span text:style-name="T25_1">Scrum</text:span><text:span text:style-name="T25_2"><text:s/></text:span><text:span text:style-name="T25_3">Master</text:span></text:p>
          </table:table-cell>
          <table:table-cell table:style-name="Cell14">
            <text:p text:style-name="P26"><text:span text:style-name="T26_1">Kristian</text:span><text:span text:style-name="T26_2"><text:s/></text:span><text:span text:style-name="T26_3">Klode</text:span></text:p>
            <text:p text:style-name="P27"/>
          </table:table-cell>
          <table:table-cell table:style-name="Cell15">
            <text:p text:style-name="P28"><text:span text:style-name="T28_1">Sofie</text:span><text:span text:style-name="T28_2"><text:s/></text:span><text:span text:style-name="T28_3">Bugge</text:span></text:p>
            <text:p text:style-name="P29"><text:span text:style-name="T29_1">Maja</text:span><text:span text:style-name="T29_2"><text:s/></text:span><text:span text:style-name="T29_3">L</text:span><text:span text:style-name="T29_4"><text:s/></text:span><text:span text:style-name="T29_5">Han</text:span></text:p>
          </table:table-cell>
          <table:table-cell table:style-name="Cell16">
            <text:p text:style-name="P30"><text:span text:style-name="T30_1">Nicholas</text:span><text:span text:style-name="T30_2"><text:s/></text:span><text:span text:style-name="T30_3">Ipsen</text:span></text:p>
            <text:p text:style-name="P31"/>
          </table:table-cell>
        </table:table-row>
        <table:table-row table:style-name="Row5">
          <table:table-cell table:style-name="Cell17">
            <text:p text:style-name="P32"><text:span text:style-name="T32_1">Bageskillz</text:span></text:p>
          </table:table-cell>
          <table:table-cell table:style-name="Cell18">
            <text:p text:style-name="P33"><text:span text:style-name="T33_1">Maja</text:span><text:span text:style-name="T33_2"><text:s/></text:span><text:span text:style-name="T33_3">L</text:span><text:span text:style-name="T33_4"><text:s/></text:span><text:span text:style-name="T33_5">Han</text:span></text:p>
          </table:table-cell>
          <table:table-cell table:style-name="Cell19">
            <text:p text:style-name="P34"><text:span text:style-name="T34_1">Sofie</text:span><text:span text:style-name="T34_2"><text:s/></text:span><text:span text:style-name="T34_3">Bugge</text:span></text:p>
          </table:table-cell>
          <table:table-cell table:style-name="Cell20">
            <text:p text:style-name="P35"><text:span text:style-name="T35_1">Nicholas</text:span><text:span text:style-name="T35_2"><text:s/></text:span><text:span text:style-name="T35_3">Ipsen</text:span></text:p>
          </table:table-cell>
        </table:table-row>
        <table:table-row table:style-name="Row6">
          <table:table-cell table:style-name="Cell21">
            <text:p text:style-name="P36"><text:span text:style-name="T36_1">Madlavning</text:span></text:p>
          </table:table-cell>
          <table:table-cell table:style-name="Cell22">
            <text:p text:style-name="P37"><text:span text:style-name="T37_1">Nicholas</text:span><text:span text:style-name="T37_2"><text:s/></text:span><text:span text:style-name="T37_3">Ipsen</text:span></text:p>
            <text:p text:style-name="P38"><text:span text:style-name="T38_1">Maja</text:span><text:span text:style-name="T38_2"><text:s/></text:span><text:span text:style-name="T38_3">L</text:span><text:span text:style-name="T38_4"><text:s/></text:span><text:span text:style-name="T38_5">Han</text:span></text:p>
          </table:table-cell>
          <table:table-cell table:style-name="Cell23">
            <text:p text:style-name="P39"><text:span text:style-name="T39_1">Sofie</text:span><text:span text:style-name="T39_2"><text:s/></text:span><text:span text:style-name="T39_3">Bugge</text:span></text:p>
          </table:table-cell>
          <table:table-cell table:style-name="Cell24">
            <text:p text:style-name="P40"><text:span text:style-name="T40_1">Kristian</text:span><text:span text:style-name="T40_2"><text:s/></text:span><text:span text:style-name="T40_3">Klode</text:span></text:p>
          </table:table-cell>
        </table:table-row>
        <table:table-row table:style-name="Row7">
          <table:table-cell table:style-name="Cell25">
            <text:p text:style-name="P41"><text:span text:style-name="T41_1">Dokumentation</text:span></text:p>
          </table:table-cell>
          <table:table-cell table:style-name="Cell26">
            <text:p text:style-name="P42"><text:span text:style-name="T42_1">Sofie</text:span><text:span text:style-name="T42_2"><text:s/></text:span><text:span text:style-name="T42_3">Bugge</text:span></text:p>
          </table:table-cell>
          <table:table-cell table:style-name="Cell27">
            <text:p text:style-name="P43"><text:span text:style-name="T43_1">Nicholas</text:span><text:span text:style-name="T43_2"><text:s/></text:span><text:span text:style-name="T43_3">Ipsen</text:span></text:p>
            <text:p text:style-name="P44"><text:span text:style-name="T44_1">Kristian</text:span><text:span text:style-name="T44_2"><text:s/></text:span><text:span text:style-name="T44_3">Klode</text:span></text:p>
            <text:p text:style-name="P45"><text:span text:style-name="T45_1">Maja</text:span><text:span text:style-name="T45_2"><text:s/></text:span><text:span text:style-name="T45_3">L</text:span><text:span text:style-name="T45_4"><text:s/></text:span><text:span text:style-name="T45_5">Han</text:span></text:p>
          </table:table-cell>
          <table:table-cell table:style-name="Cell28">
            <text:p text:style-name="P46"/>
          </table:table-cell>
        </table:table-row>
      </table:table>
      <text:p text:style-name="P47"><text:bookmark-start text:name="h.1fob9te"/><text:bookmark-end text:name="h.1fob9te"/></text:p>
      <text:list text:style-name="LS1" xml:id="list2" text:continue-list="list0">
        <text:list-item>
          <text:list>
            <text:list-item>
              <text:h text:style-name="P48" text:outline-level="10"><text:span text:style-name="T48_1">Resources</text:span></text:h>
            </text:list-item>
          </text:list>
        </text:list-item>
      </text:list>
      <text:p text:style-name="P49"><text:span text:style-name="T49_1">Correspondence</text:span><text:span text:style-name="T49_2"><text:s/></text:span><text:span text:style-name="T49_3">between</text:span><text:span text:style-name="T49_4"><text:s/></text:span><text:span text:style-name="T49_5">team</text:span><text:span text:style-name="T49_6"><text:s/></text:span><text:span text:style-name="T49_7">members</text:span><text:span text:style-name="T49_8"><text:s/></text:span><text:span text:style-name="T49_9">and</text:span><text:span text:style-name="T49_10"><text:s/></text:span><text:span text:style-name="T49_11">roles</text:span><text:span text:style-name="T49_12">:</text:span></text:p>
      <table:table table:style-name="Table2">
        <table:table-column table:style-name="Column5"/>
        <table:table-column table:style-name="Column6"/>
        <table:table-column table:style-name="Column7"/>
        <table:table-row table:style-name="Row8">
          <table:table-cell table:style-name="Cell29">
            <text:p text:style-name="P50"><text:span text:style-name="T50_1">Team</text:span><text:span text:style-name="T50_2"><text:s/></text:span><text:span text:style-name="T50_3">member</text:span></text:p>
          </table:table-cell>
          <table:table-cell table:style-name="Cell30">
            <text:p text:style-name="P51"><text:span text:style-name="T51_1">Roles</text:span><text:span text:style-name="T51_2"><text:s/></text:span><text:span text:style-name="T51_3">and</text:span><text:span text:style-name="T51_4"><text:s/></text:span><text:span text:style-name="T51_5">responsibilities</text:span></text:p>
          </table:table-cell>
          <table:table-cell table:style-name="Cell31">
            <text:p text:style-name="P52"><text:span text:style-name="T52_1">Strengths</text:span><text:span text:style-name="T52_2"><text:s/></text:span><text:span text:style-name="T52_3">and</text:span><text:span text:style-name="T52_4"><text:s/></text:span><text:span text:style-name="T52_5">focus</text:span><text:span text:style-name="T52_6"><text:s/></text:span><text:span text:style-name="T52_7">areas</text:span></text:p>
          </table:table-cell>
        </table:table-row>
        <table:table-row table:style-name="Row9">
          <table:table-cell table:style-name="Cell32">
            <text:p text:style-name="P53"/>
          </table:table-cell>
          <table:table-cell table:style-name="Cell33">
            <text:p text:style-name="P54"/>
          </table:table-cell>
          <table:table-cell table:style-name="Cell34">
            <text:p text:style-name="P55"/>
            <text:p text:style-name="P56"/>
            <text:p text:style-name="P57"/>
          </table:table-cell>
        </table:table-row>
        <table:table-row table:style-name="Row10">
          <table:table-cell table:style-name="Cell35">
            <text:p text:style-name="P58"><text:span text:style-name="T58_1">Sofie</text:span></text:p>
          </table:table-cell>
          <table:table-cell table:style-name="Cell36">
            <text:p text:style-name="P59"><text:span text:style-name="T59_1">Organisator</text:span><text:span text:style-name="T59_2"><text:s/></text:span></text:p>
          </table:table-cell>
          <table:table-cell table:style-name="Cell37">
            <text:p text:style-name="P60"><text:span text:style-name="T60_1">Planning</text:span></text:p>
            <text:p text:style-name="P61"><text:span text:style-name="T61_1">Debugging</text:span></text:p>
            <text:p text:style-name="P62"><text:span text:style-name="T62_1">Proofreading</text:span></text:p>
          </table:table-cell>
        </table:table-row>
        <table:table-row table:style-name="Row11">
          <table:table-cell table:style-name="Cell38">
            <text:p text:style-name="P63"><text:span text:style-name="T63_1">Kristian</text:span></text:p>
          </table:table-cell>
          <table:table-cell table:style-name="Cell39">
            <text:p text:style-name="P64"><text:span text:style-name="T64_1">Implementator</text:span></text:p>
          </table:table-cell>
          <table:table-cell table:style-name="Cell40">
            <text:p text:style-name="P65"><text:span text:style-name="T65_1">Implementering</text:span></text:p>
          </table:table-cell>
        </table:table-row>
        <table:table-row table:style-name="Row12">
          <table:table-cell table:style-name="Cell41">
            <text:p text:style-name="P66"><text:span text:style-name="T66_1">Nicholas</text:span></text:p>
          </table:table-cell>
          <table:table-cell table:style-name="Cell42">
            <text:p text:style-name="P67"><text:span text:style-name="T67_1">Implementator</text:span></text:p>
          </table:table-cell>
          <table:table-cell table:style-name="Cell43">
            <text:p text:style-name="P68"><text:span text:style-name="T68_1">Implementering</text:span><text:span text:style-name="T68_2"><text:s/></text:span><text:span text:style-name="T68_3">og</text:span><text:span text:style-name="T68_4"><text:s/></text:span><text:span text:style-name="T68_5">server</text:span><text:span text:style-name="T68_6">-</text:span><text:span text:style-name="T68_7">konfiguration</text:span><text:span text:style-name="T68_8">,<text:s/></text:span><text:span text:style-name="T68_9">Unix</text:span><text:span text:style-name="T68_10">-</text:span><text:span text:style-name="T68_11">management</text:span></text:p>
          </table:table-cell>
        </table:table-row>
        <table:table-row table:style-name="Row13">
          <table:table-cell table:style-name="Cell44">
            <text:p text:style-name="P69"><text:span text:style-name="T69_1">Maja</text:span></text:p>
          </table:table-cell>
          <table:table-cell table:style-name="Cell45">
            <text:p text:style-name="P70"><text:span text:style-name="T70_1">Teamworker</text:span></text:p>
          </table:table-cell>
          <table:table-cell table:style-name="Cell46">
            <text:p text:style-name="P71"><text:span text:style-name="T71_1">writing</text:span><text:span text:style-name="T71_2"><text:s/>(</text:span><text:span text:style-name="T71_3">report</text:span><text:span text:style-name="T71_4">),<text:s/></text:span></text:p>
          </table:table-cell>
        </table:table-row>
      </table:table>
      <text:p text:style-name="P72"><text:bookmark-start text:name="h.3znysh7"/><text:bookmark-end text:name="h.3znysh7"/></text:p>
      <text:list text:style-name="LS1" xml:id="list3" text:continue-list="list0">
        <text:list-item>
          <text:list>
            <text:list-item>
              <text:h text:style-name="P73" text:outline-level="10"><text:span text:style-name="T73_1">Team</text:span><text:span text:style-name="T73_2"><text:s/></text:span><text:span text:style-name="T73_3">role</text:span><text:span text:style-name="T73_4"><text:s/></text:span><text:span text:style-name="T73_5">types</text:span></text:h>
            </text:list-item>
          </text:list>
        </text:list-item>
      </text:list>
      <text:p text:style-name="P74"><text:span text:style-name="T74_1">Correspondence</text:span><text:span text:style-name="T74_2"><text:s/></text:span><text:span text:style-name="T74_3">between</text:span><text:span text:style-name="T74_4"><text:s/></text:span><text:span text:style-name="T74_5">team</text:span><text:span text:style-name="T74_6"><text:s/></text:span><text:span text:style-name="T74_7">members</text:span><text:span text:style-name="T74_8"><text:s/></text:span><text:span text:style-name="T74_9">and</text:span><text:span text:style-name="T74_10"><text:s/></text:span><text:span text:style-name="T74_11">personality</text:span><text:span text:style-name="T74_12"><text:s/></text:span><text:span text:style-name="T74_13">type</text:span><text:span text:style-name="T74_14">:</text:span></text:p>
      <table:table table:style-name="Table3">
        <table:table-column table:style-name="Column8"/>
        <table:table-column table:style-name="Column9"/>
        <table:table-row table:style-name="Row14">
          <table:table-cell table:style-name="Cell47">
            <text:p text:style-name="P75"><text:span text:style-name="T75_1">Team</text:span><text:span text:style-name="T75_2"><text:s/></text:span><text:span text:style-name="T75_3">member</text:span></text:p>
          </table:table-cell>
          <table:table-cell table:style-name="Cell48">
            <text:p text:style-name="P76"><text:span text:style-name="T76_1">Team</text:span><text:span text:style-name="T76_2"><text:s/></text:span><text:span text:style-name="T76_3">role</text:span><text:span text:style-name="T76_4"><text:s/></text:span><text:span text:style-name="T76_5">type</text:span></text:p>
          </table:table-cell>
        </table:table-row>
        <table:table-row table:style-name="Row15">
          <table:table-cell table:style-name="Cell49">
            <text:p text:style-name="P77"/>
          </table:table-cell>
          <table:table-cell table:style-name="Cell50">
            <text:p text:style-name="P78"/>
            <text:p text:style-name="P79"/>
          </table:table-cell>
        </table:table-row>
        <table:table-row table:style-name="Row16">
          <table:table-cell table:style-name="Cell51">
            <text:p text:style-name="P80"><text:span text:style-name="T80_1">Sofie</text:span></text:p>
          </table:table-cell>
          <table:table-cell table:style-name="Cell52">
            <text:p text:style-name="P81"><text:span text:style-name="T81_1">Implementor</text:span><text:span text:style-name="T81_2">,</text:span></text:p>
            <text:p text:style-name="P82"><text:span text:style-name="T82_1">Documentor</text:span><text:span text:style-name="T82_2">,</text:span></text:p>
            <text:p text:style-name="P83"><text:span text:style-name="T83_1">Debugger</text:span><text:span text:style-name="T83_2">,</text:span></text:p>
            <text:p text:style-name="P84"><text:span text:style-name="T84_1">proofreader</text:span><text:span text:style-name="T84_2">.</text:span></text:p>
          </table:table-cell>
        </table:table-row>
        <table:table-row table:style-name="Row17">
          <table:table-cell table:style-name="Cell53">
            <text:p text:style-name="P85"><text:span text:style-name="T85_1">Kristian</text:span></text:p>
          </table:table-cell>
          <table:table-cell table:style-name="Cell54">
            <text:p text:style-name="P86"><text:span text:style-name="T86_1">Inspector</text:span></text:p>
          </table:table-cell>
        </table:table-row>
        <table:table-row table:style-name="Row18">
          <table:table-cell table:style-name="Cell55">
            <text:p text:style-name="P87"><text:span text:style-name="T87_1">Nicholas</text:span></text:p>
          </table:table-cell>
          <table:table-cell table:style-name="Cell56">
            <text:p text:style-name="P88"><text:span text:style-name="T88_1">Implementor</text:span><text:span text:style-name="T88_2">,<text:s/></text:span><text:span text:style-name="T88_3">Architect</text:span></text:p>
          </table:table-cell>
        </table:table-row>
        <table:table-row table:style-name="Row19">
          <table:table-cell table:style-name="Cell57">
            <text:p text:style-name="P89"><text:span text:style-name="T89_1">Maja</text:span></text:p>
          </table:table-cell>
          <table:table-cell table:style-name="Cell58">
            <text:p text:style-name="P90"><text:span text:style-name="T90_1">Writer</text:span><text:span text:style-name="T90_2">,<text:line-break/></text:span><text:span text:style-name="T90_3">documentor</text:span></text:p>
            <text:p text:style-name="P91"/>
          </table:table-cell>
        </table:table-row>
      </table:table>
      <text:p text:style-name="P92"><text:bookmark-start text:name="h.2et92p0"/><text:bookmark-end text:name="h.2et92p0"/></text:p>
      <text:list text:style-name="LS1" xml:id="list4" text:continue-list="list0">
        <text:list-item>
          <text:h text:style-name="P93" text:outline-level="10"><text:span text:style-name="T93_1">Team</text:span><text:span text:style-name="T93_2"><text:s/></text:span><text:span text:style-name="T93_3">empowerment</text:span></text:h>
        </text:list-item>
      </text:list>
      <text:p text:style-name="P94"/>
      <text:list text:style-name="LS2" xml:id="list5">
        <text:list-item>
          <text:p text:style-name="P95"><text:span text:style-name="T95_1">The</text:span><text:span text:style-name="T95_2"><text:s/></text:span><text:span text:style-name="T95_3">team</text:span><text:span text:style-name="T95_4"><text:s/></text:span><text:span text:style-name="T95_5">breaks</text:span><text:span text:style-name="T95_6"><text:s/></text:span><text:span text:style-name="T95_7">down</text:span><text:span text:style-name="T95_8"><text:s/></text:span><text:span text:style-name="T95_9">and</text:span><text:span text:style-name="T95_10"><text:s/></text:span><text:span text:style-name="T95_11">estimates</text:span><text:span text:style-name="T95_12"><text:s/></text:span><text:span text:style-name="T95_13">prioritised</text:span><text:span text:style-name="T95_14"><text:s/></text:span><text:span text:style-name="T95_15">work</text:span><text:span text:style-name="T95_16"><text:s/></text:span><text:span text:style-name="T95_17">items</text:span><text:span text:style-name="T95_18"><text:s/></text:span><text:span text:style-name="T95_19">in</text:span><text:span text:style-name="T95_20"><text:s/></text:span><text:span text:style-name="T95_21">the</text:span><text:span text:style-name="T95_22"><text:s/></text:span><text:span text:style-name="T95_23">sprint</text:span><text:span text:style-name="T95_24"><text:s/></text:span><text:span text:style-name="T95_25">backlog</text:span></text:p>
        </text:list-item>
        <text:list-item>
          <text:p text:style-name="P96"><text:span text:style-name="T96_1">The</text:span><text:span text:style-name="T96_2"><text:s/></text:span><text:span text:style-name="T96_3">team</text:span><text:span text:style-name="T96_4"><text:s/></text:span><text:span text:style-name="T96_5">jointly</text:span><text:span text:style-name="T96_6"><text:s/></text:span><text:span text:style-name="T96_7">determines</text:span><text:span text:style-name="T96_8"><text:s/></text:span><text:span text:style-name="T96_9">how</text:span><text:span text:style-name="T96_10"><text:s/></text:span><text:span text:style-name="T96_11">to</text:span><text:span text:style-name="T96_12"><text:s/></text:span><text:span text:style-name="T96_13">perform</text:span><text:span text:style-name="T96_14"><text:s/></text:span><text:span text:style-name="T96_15">the</text:span><text:span text:style-name="T96_16"><text:s/></text:span><text:span text:style-name="T96_17">work</text:span><text:span text:style-name="T96_18">,<text:s/></text:span><text:span text:style-name="T96_19">including</text:span><text:span text:style-name="T96_20"><text:s/></text:span><text:span text:style-name="T96_21">possible</text:span><text:span text:style-name="T96_22"><text:s/></text:span><text:span text:style-name="T96_23">ad</text:span><text:span text:style-name="T96_24"><text:s/></text:span><text:span text:style-name="T96_25">hoc</text:span><text:span text:style-name="T96_26"><text:s/></text:span><text:span text:style-name="T96_27">planning</text:span><text:span text:style-name="T96_28"><text:s/></text:span><text:span text:style-name="T96_29">meetings</text:span></text:p>
        </text:list-item>
        <text:list-item>
          <text:p text:style-name="P97"><text:span text:style-name="T97_1">Each</text:span><text:span text:style-name="T97_2"><text:s/></text:span><text:span text:style-name="T97_3">team</text:span><text:span text:style-name="T97_4"><text:s/></text:span><text:span text:style-name="T97_5">member</text:span><text:span text:style-name="T97_6"><text:s/></text:span><text:span text:style-name="T97_7">selects</text:span><text:span text:style-name="T97_8"><text:s/></text:span><text:span text:style-name="T97_9">their</text:span><text:span text:style-name="T97_10"><text:s/></text:span><text:span text:style-name="T97_11">own</text:span><text:span text:style-name="T97_12"><text:s/></text:span><text:span text:style-name="T97_13">work</text:span><text:span text:style-name="T97_14"><text:s/></text:span><text:span text:style-name="T97_15">among</text:span><text:span text:style-name="T97_16"><text:s/></text:span><text:span text:style-name="T97_17">the</text:span><text:span text:style-name="T97_18"><text:s/></text:span><text:span text:style-name="T97_19">defined</text:span><text:span text:style-name="T97_20"><text:s/></text:span><text:span text:style-name="T97_21">tasks</text:span></text:p>
        </text:list-item>
        <text:list-item>
          <text:p text:style-name="P98"><text:span text:style-name="T98_1">Each</text:span><text:span text:style-name="T98_2"><text:s/></text:span><text:span text:style-name="T98_3">team</text:span><text:span text:style-name="T98_4"><text:s/></text:span><text:span text:style-name="T98_5">member</text:span><text:span text:style-name="T98_6"><text:s/></text:span><text:span text:style-name="T98_7">plans</text:span><text:span text:style-name="T98_8"><text:s/></text:span><text:span text:style-name="T98_9">their</text:span><text:span text:style-name="T98_10"><text:s/></text:span><text:span text:style-name="T98_11">own</text:span><text:span text:style-name="T98_12"><text:s/></text:span><text:span text:style-name="T98_13">daily</text:span><text:span text:style-name="T98_14"><text:s/></text:span><text:span text:style-name="T98_15">work</text:span><text:span text:style-name="T98_16"><text:s/></text:span><text:span text:style-name="T98_17">in</text:span><text:span text:style-name="T98_18"><text:s/></text:span><text:span text:style-name="T98_19">respect</text:span><text:span text:style-name="T98_20"><text:s/></text:span><text:span text:style-name="T98_21">for</text:span><text:span text:style-name="T98_22"><text:s/></text:span><text:span text:style-name="T98_23">planned</text:span><text:span text:style-name="T98_24"><text:s/></text:span><text:span text:style-name="T98_25">activities</text:span><text:span text:style-name="T98_26">/</text:span><text:span text:style-name="T98_27">meeting</text:span><text:span text:style-name="T98_28"><text:s/></text:span></text:p>
        </text:list-item>
        <text:list-item>
          <text:p text:style-name="P99"><text:span text:style-name="T99_1">The</text:span><text:span text:style-name="T99_2"><text:s/></text:span><text:span text:style-name="T99_3">team</text:span><text:span text:style-name="T99_4"><text:s/></text:span><text:span text:style-name="T99_5">is</text:span><text:span text:style-name="T99_6"><text:s/></text:span><text:span text:style-name="T99_7">allowed</text:span><text:span text:style-name="T99_8"><text:s/></text:span><text:span text:style-name="T99_9">to</text:span><text:span text:style-name="T99_10"><text:s/></text:span><text:span text:style-name="T99_11">work</text:span><text:span text:style-name="T99_12"><text:s/></text:span><text:span text:style-name="T99_13">overtime</text:span><text:span text:style-name="T99_14"><text:s/></text:span><text:span text:style-name="T99_15">if</text:span><text:span text:style-name="T99_16"><text:s/></text:span><text:span text:style-name="T99_17">the</text:span><text:span text:style-name="T99_18"><text:s/></text:span><text:span text:style-name="T99_19">team</text:span><text:span text:style-name="T99_20"><text:s/></text:span><text:span text:style-name="T99_21">finds</text:span><text:span text:style-name="T99_22"><text:s/></text:span><text:span text:style-name="T99_23">it</text:span><text:span text:style-name="T99_24"><text:s/></text:span><text:span text:style-name="T99_25">necessary</text:span><text:span text:style-name="T99_26"><text:s/></text:span><text:span text:style-name="T99_27">for</text:span><text:span text:style-name="T99_28"><text:s/></text:span><text:span text:style-name="T99_29">achieving</text:span><text:span text:style-name="T99_30"><text:s/></text:span><text:span text:style-name="T99_31">the</text:span><text:span text:style-name="T99_32"><text:s/></text:span><text:span text:style-name="T99_33">sprint</text:span><text:span text:style-name="T99_34"><text:s/></text:span><text:span text:style-name="T99_35">goal</text:span><text:span text:style-name="T99_36"><text:s/></text:span></text:p>
        </text:list-item>
        <text:list-item>
          <text:p text:style-name="P100"><text:span text:style-name="T100_1">The</text:span><text:span text:style-name="T100_2"><text:s/></text:span><text:span text:style-name="T100_3">team</text:span><text:span text:style-name="T100_4"><text:s/></text:span><text:span text:style-name="T100_5">can</text:span><text:span text:style-name="T100_6"><text:s/></text:span><text:span text:style-name="T100_7">propose</text:span><text:span text:style-name="T100_8"><text:s/></text:span><text:span text:style-name="T100_9">a</text:span><text:span text:style-name="T100_10"><text:s/></text:span><text:span text:style-name="T100_11">re</text:span><text:span text:style-name="T100_12">-</text:span><text:span text:style-name="T100_13">prioritising</text:span><text:span text:style-name="T100_14"><text:s/></text:span><text:span text:style-name="T100_15">of</text:span><text:span text:style-name="T100_16"><text:s/></text:span><text:span text:style-name="T100_17">the</text:span><text:span text:style-name="T100_18"><text:s/></text:span><text:span text:style-name="T100_19">committed</text:span><text:span text:style-name="T100_20"><text:s/></text:span><text:span text:style-name="T100_21">business</text:span><text:span text:style-name="T100_22"><text:s/></text:span><text:span text:style-name="T100_23">deliveries</text:span><text:span text:style-name="T100_24"><text:s/></text:span><text:span text:style-name="T100_25">if</text:span><text:span text:style-name="T100_26"><text:s/></text:span><text:span text:style-name="T100_27">it</text:span><text:span text:style-name="T100_28"><text:s/></text:span><text:span text:style-name="T100_29">shows</text:span><text:span text:style-name="T100_30"><text:s/></text:span><text:span text:style-name="T100_31">that</text:span><text:span text:style-name="T100_32"><text:s/></text:span><text:span text:style-name="T100_33">underestimation</text:span><text:span text:style-name="T100_34"><text:s/></text:span><text:span text:style-name="T100_35">is</text:span><text:span text:style-name="T100_36"><text:s/></text:span><text:span text:style-name="T100_37">identified</text:span><text:span text:style-name="T100_38"><text:s/></text:span><text:span text:style-name="T100_39">or</text:span><text:span text:style-name="T100_40"><text:s/></text:span><text:span text:style-name="T100_41">unplanned</text:span><text:span text:style-name="T100_42"><text:s/></text:span><text:span text:style-name="T100_43">activities</text:span><text:span text:style-name="T100_44"><text:s/></text:span><text:span text:style-name="T100_45">occurs</text:span></text:p>
        </text:list-item>
      </text:list>
      <text:p text:style-name="P101"><text:bookmark-start text:name="h.k1awd0ka2g8m"/><text:bookmark-end text:name="h.k1awd0ka2g8m"/></text:p>
      <text:list text:style-name="LS1" xml:id="list11" text:continue-list="list0">
        <text:list-item>
          <text:h text:style-name="P102" text:outline-level="10"><text:span text:style-name="T102_1">Team</text:span><text:span text:style-name="T102_2"><text:s/></text:span><text:span text:style-name="T102_3">values</text:span></text:h>
        </text:list-item>
      </text:list>
      <text:p text:style-name="P103"/>
      <text:list text:style-name="LS3" xml:id="list12">
        <text:list-item>
          <text:p text:style-name="P104"><text:span text:style-name="T104_1">Be</text:span><text:span text:style-name="T104_2"><text:s/></text:span><text:span text:style-name="T104_3">polite</text:span><text:span text:style-name="T104_4"><text:s/></text:span><text:span text:style-name="T104_5">and</text:span><text:span text:style-name="T104_6"><text:s/></text:span><text:span text:style-name="T104_7">frank</text:span></text:p>
        </text:list-item>
        <text:list-item>
          <text:p text:style-name="P105"><text:span text:style-name="T105_1">Respect</text:span><text:span text:style-name="T105_2"><text:s/></text:span><text:span text:style-name="T105_3">and</text:span><text:span text:style-name="T105_4"><text:s/></text:span><text:span text:style-name="T105_5">acknowledge</text:span><text:span text:style-name="T105_6"><text:s/></text:span><text:span text:style-name="T105_7">other</text:span><text:span text:style-name="T105_8"><text:s/></text:span><text:span text:style-name="T105_9">team</text:span><text:span text:style-name="T105_10"><text:s/></text:span><text:span text:style-name="T105_11">member</text:span><text:span text:style-name="T105_12">’</text:span><text:span text:style-name="T105_13">s</text:span><text:span text:style-name="T105_14"><text:s/></text:span><text:span text:style-name="T105_15">knowledge</text:span><text:span text:style-name="T105_16"><text:s/></text:span><text:span text:style-name="T105_17">and</text:span><text:span text:style-name="T105_18"><text:s/></text:span><text:span text:style-name="T105_19">experience</text:span></text:p>
        </text:list-item>
        <text:list-item>
          <text:p text:style-name="P106"><text:span text:style-name="T106_1">Stick</text:span><text:span text:style-name="T106_2"><text:s/></text:span><text:span text:style-name="T106_3">to</text:span><text:span text:style-name="T106_4"><text:s/></text:span><text:span text:style-name="T106_5">agreements</text:span><text:span text:style-name="T106_6"><text:s/>–<text:s/></text:span><text:span text:style-name="T106_7">and</text:span><text:span text:style-name="T106_8"><text:s/></text:span><text:span text:style-name="T106_9">if</text:span><text:span text:style-name="T106_10"><text:s/></text:span><text:span text:style-name="T106_11">not</text:span><text:span text:style-name="T106_12"><text:s/></text:span><text:span text:style-name="T106_13">possible</text:span><text:span text:style-name="T106_14">,<text:s/></text:span><text:span text:style-name="T106_15">tell</text:span><text:span text:style-name="T106_16"><text:s/></text:span><text:span text:style-name="T106_17">in</text:span><text:span text:style-name="T106_18"><text:s/></text:span><text:span text:style-name="T106_19">advance</text:span></text:p>
        </text:list-item>
        <text:list-item>
          <text:p text:style-name="P107"><text:span text:style-name="T107_1">Respect</text:span><text:span text:style-name="T107_2"><text:s/></text:span><text:span text:style-name="T107_3">that</text:span><text:span text:style-name="T107_4"><text:s/></text:span><text:span text:style-name="T107_5">we</text:span><text:span text:style-name="T107_6"><text:s/></text:span><text:span text:style-name="T107_7">are</text:span><text:span text:style-name="T107_8"><text:s/></text:span><text:span text:style-name="T107_9">working</text:span><text:span text:style-name="T107_10"><text:s/></text:span><text:span text:style-name="T107_11">in</text:span><text:span text:style-name="T107_12"><text:s/></text:span><text:span text:style-name="T107_13">a</text:span><text:span text:style-name="T107_14"><text:s/></text:span><text:span text:style-name="T107_15">team</text:span><text:span text:style-name="T107_16"><text:s/></text:span><text:span text:style-name="T107_17">planning</text:span><text:span text:style-name="T107_18"><text:s/></text:span><text:span text:style-name="T107_19">work</text:span><text:span text:style-name="T107_20"><text:s/></text:span><text:span text:style-name="T107_21">environment</text:span><text:span text:style-name="T107_22"><text:s/>-<text:s/></text:span><text:span text:style-name="T107_23">be</text:span><text:span text:style-name="T107_24"><text:s/></text:span><text:span text:style-name="T107_25">informative</text:span><text:span text:style-name="T107_26"><text:s/></text:span><text:span text:style-name="T107_27">and</text:span><text:span text:style-name="T107_28"><text:s/></text:span><text:span text:style-name="T107_29">share</text:span><text:span text:style-name="T107_30"><text:s/></text:span><text:span text:style-name="T107_31">your</text:span><text:span text:style-name="T107_32"><text:s/></text:span><text:span text:style-name="T107_33">information</text:span><text:span text:style-name="T107_34"><text:s/></text:span><text:span text:style-name="T107_35">and</text:span><text:span text:style-name="T107_36"><text:s/></text:span><text:span text:style-name="T107_37">own</text:span><text:span text:style-name="T107_38"><text:s/></text:span><text:span text:style-name="T107_39">plans</text:span></text:p>
        </text:list-item>
        <text:list-item>
          <text:p text:style-name="P108"><text:span text:style-name="T108_1">Speak</text:span><text:span text:style-name="T108_2"><text:s/></text:span><text:span text:style-name="T108_3">up</text:span><text:span text:style-name="T108_4"><text:s/></text:span><text:span text:style-name="T108_5">and</text:span><text:span text:style-name="T108_6"><text:s/></text:span><text:span text:style-name="T108_7">address</text:span><text:span text:style-name="T108_8"><text:s/></text:span><text:span text:style-name="T108_9">problems</text:span><text:span text:style-name="T108_10"><text:s/></text:span><text:span text:style-name="T108_11">and</text:span><text:span text:style-name="T108_12"><text:s/></text:span><text:span text:style-name="T108_13">issues</text:span><text:span text:style-name="T108_14"><text:s/></text:span><text:span text:style-name="T108_15">directly</text:span><text:span text:style-name="T108_16"><text:s/>-<text:s/>’</text:span><text:span text:style-name="T108_17">Gå</text:span><text:span text:style-name="T108_18"><text:s/></text:span><text:span text:style-name="T108_19">efter</text:span><text:span text:style-name="T108_20"><text:s/></text:span><text:span text:style-name="T108_21">bolden</text:span><text:span text:style-name="T108_22"><text:s/></text:span><text:span text:style-name="T108_23">og</text:span><text:span text:style-name="T108_24"><text:s/></text:span><text:span text:style-name="T108_25">ikke</text:span><text:span text:style-name="T108_26"><text:s/></text:span><text:span text:style-name="T108_27">manden</text:span><text:span text:style-name="T108_28">’<text:s/></text:span></text:p>
        </text:list-item>
        <text:list-item>
          <text:p text:style-name="P109"><text:span text:style-name="T109_1">Accept</text:span><text:span text:style-name="T109_2"><text:s/></text:span><text:span text:style-name="T109_3">comments</text:span><text:span text:style-name="T109_4"><text:s/></text:span><text:span text:style-name="T109_5">on</text:span><text:span text:style-name="T109_6"><text:s/></text:span><text:span text:style-name="T109_7">your</text:span><text:span text:style-name="T109_8"><text:s/></text:span><text:span text:style-name="T109_9">work</text:span><text:span text:style-name="T109_10"><text:s/></text:span><text:span text:style-name="T109_11">also</text:span><text:span text:style-name="T109_12"><text:s/></text:span><text:span text:style-name="T109_13">if</text:span><text:span text:style-name="T109_14"><text:s/></text:span><text:span text:style-name="T109_15">it</text:span><text:span text:style-name="T109_16"><text:s/></text:span><text:span text:style-name="T109_17">indirectly</text:span><text:span text:style-name="T109_18"><text:s/></text:span><text:span text:style-name="T109_19">is</text:span><text:span text:style-name="T109_20"><text:s/></text:span><text:span text:style-name="T109_21">about</text:span><text:span text:style-name="T109_22"><text:s/></text:span><text:span text:style-name="T109_23">your</text:span><text:span text:style-name="T109_24"><text:s/></text:span><text:span text:style-name="T109_25">skills</text:span><text:span text:style-name="T109_26"><text:s/></text:span><text:span text:style-name="T109_27">and</text:span><text:span text:style-name="T109_28"><text:s/></text:span><text:span text:style-name="T109_29">competencies</text:span><text:span text:style-name="T109_30"><text:s/></text:span></text:p>
        </text:list-item>
        <text:list-item>
          <text:p text:style-name="P110"><text:span text:style-name="T110_1">Be</text:span><text:span text:style-name="T110_2"><text:s/></text:span><text:span text:style-name="T110_3">visible</text:span><text:span text:style-name="T110_4">,<text:s/></text:span><text:span text:style-name="T110_5">open</text:span><text:span text:style-name="T110_6"><text:s/></text:span><text:span text:style-name="T110_7">minded</text:span><text:span text:style-name="T110_8"><text:s/></text:span><text:span text:style-name="T110_9">and</text:span><text:span text:style-name="T110_10"><text:s/></text:span><text:span text:style-name="T110_11">supportive</text:span><text:span text:style-name="T110_12"><text:s/>–<text:s/></text:span><text:span text:style-name="T110_13">help</text:span><text:span text:style-name="T110_14"><text:s/></text:span><text:span text:style-name="T110_15">when</text:span><text:span text:style-name="T110_16"><text:s/></text:span><text:span text:style-name="T110_17">you</text:span><text:span text:style-name="T110_18"><text:s/></text:span><text:span text:style-name="T110_19">can</text:span></text:p>
        </text:list-item>
        <text:list-item>
          <text:p text:style-name="P111"><text:span text:style-name="T111_1">Be</text:span><text:span text:style-name="T111_2"><text:s/></text:span><text:span text:style-name="T111_3">considerate</text:span></text:p>
        </text:list-item>
        <text:list-item>
          <text:p text:style-name="P112"><text:span text:style-name="T112_1">Be</text:span><text:span text:style-name="T112_2"><text:s/></text:span><text:span text:style-name="T112_3">active</text:span><text:span text:style-name="T112_4"><text:s/></text:span><text:span text:style-name="T112_5">and</text:span><text:span text:style-name="T112_6"><text:s/></text:span><text:span text:style-name="T112_7">do</text:span><text:span text:style-name="T112_8"><text:s/></text:span><text:span text:style-name="T112_9">not</text:span><text:span text:style-name="T112_10"><text:s/></text:span><text:span text:style-name="T112_11">sit</text:span><text:span text:style-name="T112_12"><text:s/></text:span><text:span text:style-name="T112_13">on</text:span><text:span text:style-name="T112_14"><text:s/></text:span><text:span text:style-name="T112_15">the</text:span><text:span text:style-name="T112_16"><text:s/></text:span><text:span text:style-name="T112_17">fence</text:span></text:p>
        </text:list-item>
        <text:list-item>
          <text:p text:style-name="P113"><text:span text:style-name="T113_1">If</text:span><text:span text:style-name="T113_2"><text:s/></text:span><text:span text:style-name="T113_3">you</text:span><text:span text:style-name="T113_4"><text:s/></text:span><text:span text:style-name="T113_5">can</text:span><text:span text:style-name="T113_6">’</text:span><text:span text:style-name="T113_7">t</text:span><text:span text:style-name="T113_8"><text:s/></text:span><text:span text:style-name="T113_9">figure</text:span><text:span text:style-name="T113_10"><text:s/></text:span><text:span text:style-name="T113_11">something</text:span><text:span text:style-name="T113_12"><text:s/></text:span><text:span text:style-name="T113_13">out</text:span><text:span text:style-name="T113_14">,<text:s/></text:span><text:span text:style-name="T113_15">ask</text:span><text:span text:style-name="T113_16"><text:s/></text:span><text:span text:style-name="T113_17">for</text:span><text:span text:style-name="T113_18"><text:s/></text:span><text:span text:style-name="T113_19">help</text:span><text:span text:style-name="T113_20"><text:s/></text:span><text:span text:style-name="T113_21">quickly</text:span><text:span text:style-name="T113_22">.</text:span></text:p>
        </text:list-item>
        <text:list-item>
          <text:p text:style-name="P114"><text:span text:style-name="T114_1">If</text:span><text:span text:style-name="T114_2"><text:s/></text:span><text:span text:style-name="T114_3">code</text:span><text:span text:style-name="T114_4"><text:s/></text:span><text:span text:style-name="T114_5">by</text:span><text:span text:style-name="T114_6"><text:s/></text:span><text:span text:style-name="T114_7">another</text:span><text:span text:style-name="T114_8"><text:s/></text:span><text:span text:style-name="T114_9">member</text:span><text:span text:style-name="T114_10"><text:s/></text:span><text:span text:style-name="T114_11">works</text:span><text:span text:style-name="T114_12"><text:s/></text:span><text:span text:style-name="T114_13">works</text:span><text:span text:style-name="T114_14">,<text:s/></text:span><text:span text:style-name="T114_15">but</text:span><text:span text:style-name="T114_16"><text:s/></text:span><text:span text:style-name="T114_17">you</text:span><text:span text:style-name="T114_18"><text:s/></text:span><text:span text:style-name="T114_19">have</text:span><text:span text:style-name="T114_20"><text:s/></text:span><text:span text:style-name="T114_21">a</text:span><text:span text:style-name="T114_22"><text:s/>“</text:span><text:span text:style-name="T114_23">better</text:span><text:span text:style-name="T114_24">”<text:s/></text:span><text:span text:style-name="T114_25">implementation</text:span><text:span text:style-name="T114_26"><text:s/></text:span><text:span text:style-name="T114_27">you</text:span><text:span text:style-name="T114_28"><text:s/></text:span><text:span text:style-name="T114_29">like</text:span><text:span text:style-name="T114_30"><text:s/></text:span><text:span text:style-name="T114_31">better</text:span><text:span text:style-name="T114_32">,<text:s/></text:span><text:span text:style-name="T114_33">let</text:span><text:span text:style-name="T114_34"><text:s/></text:span><text:span text:style-name="T114_35">it</text:span><text:span text:style-name="T114_36"><text:s/></text:span><text:span text:style-name="T114_37">be</text:span><text:span text:style-name="T114_38"><text:s/></text:span><text:span text:style-name="T114_39">if</text:span><text:span text:style-name="T114_40"><text:s/></text:span><text:span text:style-name="T114_41">there</text:span><text:span text:style-name="T114_42"><text:s/></text:span><text:span text:style-name="T114_43">is</text:span><text:span text:style-name="T114_44"><text:s/></text:span><text:span text:style-name="T114_45">no</text:span><text:span text:style-name="T114_46"><text:s/></text:span><text:span text:style-name="T114_47">measurable</text:span><text:span text:style-name="T114_48"><text:s/></text:span><text:span text:style-name="T114_49">difference</text:span><text:span text:style-name="T114_50">.</text:span></text:p>
        </text:list-item>
      </text:list>
      <text:list text:style-name="LS1" xml:id="list23" text:continue-list="list0">
        <text:list-item>
          <text:h text:style-name="P115" text:outline-level="10"><text:span text:style-name="T115_1">Team</text:span><text:span text:style-name="T115_2"><text:s/></text:span><text:span text:style-name="T115_3">processes</text:span></text:h>
        </text:list-item>
      </text:list>
      <text:p text:style-name="P116"/>
      <text:list text:style-name="LS1" xml:id="list24" text:continue-list="list0">
        <text:list-item>
          <text:list>
            <text:list-item>
              <text:h text:style-name="P117" text:outline-level="10"><text:span text:style-name="T117_1">Configuration</text:span><text:span text:style-name="T117_2"><text:s/></text:span><text:span text:style-name="T117_3">management</text:span></text:h>
            </text:list-item>
          </text:list>
        </text:list-item>
      </text:list>
      <text:p text:style-name="P118"/>
      <text:list text:style-name="LS4" xml:id="list25">
        <text:list-item>
          <text:p text:style-name="P119"><text:span text:style-name="T119_1">All</text:span><text:span text:style-name="T119_2"><text:s/></text:span><text:span text:style-name="T119_3">code</text:span><text:span text:style-name="T119_4"><text:s/></text:span><text:span text:style-name="T119_5">is</text:span><text:span text:style-name="T119_6"><text:s/></text:span><text:span text:style-name="T119_7">on</text:span><text:span text:style-name="T119_8"><text:s/></text:span><text:span text:style-name="T119_9">github</text:span><text:span text:style-name="T119_10">.<text:s/></text:span><text:span text:style-name="T119_11">The</text:span><text:span text:style-name="T119_12"><text:s/></text:span><text:span text:style-name="T119_13">IDE</text:span><text:span text:style-name="T119_14"><text:s/></text:span><text:span text:style-name="T119_15">of</text:span><text:span text:style-name="T119_16"><text:s/></text:span><text:span text:style-name="T119_17">choice</text:span><text:span text:style-name="T119_18"><text:s/></text:span><text:span text:style-name="T119_19">is</text:span><text:span text:style-name="T119_20"><text:s/></text:span><text:span text:style-name="T119_21">Atom</text:span><text:span text:style-name="T119_22">.<text:s/></text:span></text:p>
        </text:list-item>
        <text:list-item>
          <text:p text:style-name="P120"><text:span text:style-name="T120_1">The</text:span><text:span text:style-name="T120_2"><text:s/></text:span><text:span text:style-name="T120_3">backlog</text:span><text:span text:style-name="T120_4"><text:s/></text:span><text:span text:style-name="T120_5">and</text:span><text:span text:style-name="T120_6"><text:s/></text:span><text:span text:style-name="T120_7">baseline</text:span><text:span text:style-name="T120_8"><text:s/></text:span><text:span text:style-name="T120_9">is</text:span><text:span text:style-name="T120_10"><text:s/></text:span><text:span text:style-name="T120_11">hosted</text:span><text:span text:style-name="T120_12"><text:s/></text:span><text:span text:style-name="T120_13">on</text:span><text:span text:style-name="T120_14"><text:s/></text:span><text:span text:style-name="T120_15">Google</text:span><text:span text:style-name="T120_16"><text:s/></text:span><text:span text:style-name="T120_17">Drive</text:span><text:span text:style-name="T120_18">.</text:span></text:p>
        </text:list-item>
        <text:list-item>
          <text:p text:style-name="P121"><text:span text:style-name="T121_1">The</text:span><text:span text:style-name="T121_2"><text:s/></text:span><text:span text:style-name="T121_3">code</text:span><text:span text:style-name="T121_4"><text:s/></text:span><text:span text:style-name="T121_5">on</text:span><text:span text:style-name="T121_6"><text:s/></text:span><text:span text:style-name="T121_7">GitHub</text:span><text:span text:style-name="T121_8"><text:s/></text:span><text:span text:style-name="T121_9">must</text:span><text:span text:style-name="T121_10"><text:s/></text:span><text:span text:style-name="T121_11">compile</text:span><text:span text:style-name="T121_12"><text:s/></text:span><text:span text:style-name="T121_13">and</text:span><text:span text:style-name="T121_14"><text:s/></text:span><text:span text:style-name="T121_15">run</text:span><text:span text:style-name="T121_16"><text:s/></text:span><text:span text:style-name="T121_17">correctly</text:span><text:span text:style-name="T121_18"><text:s/></text:span><text:span text:style-name="T121_19">on</text:span><text:span text:style-name="T121_20"><text:s/></text:span><text:span text:style-name="T121_21">the</text:span><text:span text:style-name="T121_22"><text:s/>1</text:span><text:span text:style-name="T121_23">st</text:span><text:span text:style-name="T121_24"><text:s/></text:span><text:span text:style-name="T121_25">of</text:span><text:span text:style-name="T121_26"><text:s/></text:span><text:span text:style-name="T121_27">each</text:span><text:span text:style-name="T121_28"><text:s/></text:span><text:span text:style-name="T121_29">month</text:span><text:span text:style-name="T121_30">,<text:s/></text:span><text:span text:style-name="T121_31">for</text:span><text:span text:style-name="T121_32"><text:s/></text:span><text:span text:style-name="T121_33">testing</text:span><text:span text:style-name="T121_34"><text:s/></text:span><text:span text:style-name="T121_35">and</text:span><text:span text:style-name="T121_36"><text:s/></text:span><text:span text:style-name="T121_37">verification</text:span><text:span text:style-name="T121_38"><text:s/></text:span><text:span text:style-name="T121_39">purposes</text:span><text:span text:style-name="T121_40">.</text:span></text:p>
        </text:list-item>
        <text:list-item>
          <text:p text:style-name="P122"><text:bookmark-start text:name="h.4d34og8"/><text:bookmark-end text:name="h.4d34og8"/><text:span text:style-name="T122_1">The</text:span><text:span text:style-name="T122_2"><text:s/></text:span><text:span text:style-name="T122_3">report</text:span><text:span text:style-name="T122_4"><text:s/></text:span><text:span text:style-name="T122_5">is</text:span><text:span text:style-name="T122_6"><text:s/></text:span><text:span text:style-name="T122_7">hosted</text:span><text:span text:style-name="T122_8"><text:s/></text:span><text:span text:style-name="T122_9">on</text:span><text:span text:style-name="T122_10"><text:s/></text:span><text:span text:style-name="T122_11">Sharelatex</text:span><text:span text:style-name="T122_12">.</text:span></text:p>
        </text:list-item>
        <text:list-item>
          <text:p text:style-name="P123"><text:span text:style-name="T123_1">What</text:span><text:span text:style-name="T123_2"><text:s/></text:span><text:span text:style-name="T123_3">are</text:span><text:span text:style-name="T123_4"><text:s/></text:span><text:span text:style-name="T123_5">the</text:span><text:span text:style-name="T123_6"><text:s/></text:span><text:span text:style-name="T123_7">configurations</text:span></text:p>
        </text:list-item>
        <text:list-item>
          <text:p text:style-name="P124"><text:span text:style-name="T124_1">Nicholas</text:span><text:span text:style-name="T124_2"><text:s/></text:span><text:span text:style-name="T124_3">is</text:span><text:span text:style-name="T124_4"><text:s/></text:span><text:span text:style-name="T124_5">responsible</text:span><text:span text:style-name="T124_6"><text:s/></text:span><text:span text:style-name="T124_7">for</text:span><text:span text:style-name="T124_8"><text:s/></text:span><text:span text:style-name="T124_9">maintaining</text:span><text:span text:style-name="T124_10"><text:s/></text:span><text:span text:style-name="T124_11">the</text:span><text:span text:style-name="T124_12"><text:s/></text:span><text:span text:style-name="T124_13">test</text:span><text:span text:style-name="T124_14">-</text:span><text:span text:style-name="T124_15">server</text:span><text:span text:style-name="T124_16">.</text:span></text:p>
        </text:list-item>
        <text:list-item>
          <text:p text:style-name="P125"><text:span text:style-name="T125_1">Sofie</text:span><text:span text:style-name="T125_2"><text:s/></text:span><text:span text:style-name="T125_3">is</text:span><text:span text:style-name="T125_4"><text:s/></text:span><text:span text:style-name="T125_5">responsible</text:span><text:span text:style-name="T125_6"><text:s/></text:span><text:span text:style-name="T125_7">for</text:span><text:span text:style-name="T125_8"><text:s/></text:span><text:span text:style-name="T125_9">maintaining</text:span><text:span text:style-name="T125_10"><text:s/></text:span><text:span text:style-name="T125_11">adherence</text:span><text:span text:style-name="T125_12"><text:s/></text:span><text:span text:style-name="T125_13">to</text:span><text:span text:style-name="T125_14"><text:s/></text:span><text:span text:style-name="T125_15">the</text:span><text:span text:style-name="T125_16"><text:s/></text:span><text:span text:style-name="T125_17">baseline</text:span><text:span text:style-name="T125_18">.</text:span></text:p>
        </text:list-item>
        <text:list-item>
          <text:p text:style-name="P126"><text:span text:style-name="T126_1">Maja</text:span><text:span text:style-name="T126_2"><text:s/></text:span><text:span text:style-name="T126_3">is</text:span><text:span text:style-name="T126_4"><text:s/></text:span><text:span text:style-name="T126_5">responsible</text:span><text:span text:style-name="T126_6"><text:s/></text:span><text:span text:style-name="T126_7">for</text:span><text:span text:style-name="T126_8"><text:s/></text:span><text:span text:style-name="T126_9">taking</text:span><text:span text:style-name="T126_10"><text:s/></text:span><text:span text:style-name="T126_11">notes</text:span><text:span text:style-name="T126_12"><text:s/></text:span><text:span text:style-name="T126_13">for</text:span><text:span text:style-name="T126_14"><text:s/></text:span><text:span text:style-name="T126_15">the</text:span><text:span text:style-name="T126_16"><text:s/></text:span><text:span text:style-name="T126_17">report</text:span><text:span text:style-name="T126_18">,<text:s/></text:span><text:span text:style-name="T126_19">and</text:span><text:span text:style-name="T126_20"><text:s/></text:span><text:span text:style-name="T126_21">storing</text:span><text:span text:style-name="T126_22"><text:s/></text:span><text:span text:style-name="T126_23">them</text:span><text:span text:style-name="T126_24"><text:s/></text:span><text:span text:style-name="T126_25">safely</text:span><text:span text:style-name="T126_26">.</text:span></text:p>
        </text:list-item>
        <text:list-item>
          <text:p text:style-name="P127"><text:span text:style-name="T127_1">Kristian</text:span><text:span text:style-name="T127_2"><text:s/></text:span><text:span text:style-name="T127_3">is</text:span><text:span text:style-name="T127_4"><text:s/></text:span><text:span text:style-name="T127_5">responsible</text:span><text:span text:style-name="T127_6"><text:s/></text:span><text:span text:style-name="T127_7">for</text:span><text:span text:style-name="T127_8"><text:s/></text:span><text:span text:style-name="T127_9">maintaining</text:span><text:span text:style-name="T127_10"><text:s/></text:span><text:span text:style-name="T127_11">a</text:span><text:span text:style-name="T127_12"><text:s/></text:span><text:span text:style-name="T127_13">good</text:span><text:span text:style-name="T127_14"><text:s/></text:span><text:span text:style-name="T127_15">coding</text:span><text:span text:style-name="T127_16"><text:s/></text:span><text:span text:style-name="T127_17">etiquette</text:span><text:span text:style-name="T127_18"><text:s/></text:span><text:span text:style-name="T127_19">through</text:span><text:span text:style-name="T127_20"><text:s/></text:span><text:span text:style-name="T127_21">out</text:span><text:span text:style-name="T127_22"><text:s/></text:span><text:span text:style-name="T127_23">the</text:span><text:span text:style-name="T127_24"><text:s/></text:span><text:span text:style-name="T127_25">project</text:span><text:span text:style-name="T127_26">.</text:span></text:p>
        </text:list-item>
      </text:list>
      <text:p text:style-name="P128"><text:bookmark-start text:name="h.2s8eyo1"/><text:bookmark-end text:name="h.2s8eyo1"/><text:span text:style-name="T128_1">The</text:span><text:span text:style-name="T128_2"><text:s/></text:span><text:span text:style-name="T128_3">code</text:span><text:span text:style-name="T128_4"><text:s/></text:span><text:span text:style-name="T128_5">is</text:span><text:span text:style-name="T128_6"><text:s/></text:span><text:span text:style-name="T128_7">available</text:span><text:span text:style-name="T128_8"><text:s/></text:span><text:span text:style-name="T128_9">in</text:span><text:span text:style-name="T128_10"><text:s/></text:span><text:span text:style-name="T128_11">a</text:span><text:span text:style-name="T128_12"><text:s/></text:span><text:span text:style-name="T128_13">public</text:span><text:span text:style-name="T128_14"><text:s/></text:span><text:span text:style-name="T128_15">repository</text:span><text:span text:style-name="T128_16"><text:s/></text:span><text:span text:style-name="T128_17">located</text:span><text:span text:style-name="T128_18"><text:s/></text:span><text:span text:style-name="T128_19">at</text:span><text:span text:style-name="T128_20"><text:s/></text:span><text:span text:style-name="T128_21">https</text:span><text:span text:style-name="T128_22">://</text:span><text:span text:style-name="T128_23">github</text:span><text:span text:style-name="T128_24">.</text:span><text:span text:style-name="T128_25">com</text:span><text:span text:style-name="T128_26">/</text:span><text:span text:style-name="T128_27">NCLI</text:span><text:span text:style-name="T128_28">/</text:span><text:span text:style-name="T128_29">revyorganisator</text:span><text:span text:style-name="T128_30">.</text:span><text:span text:style-name="T128_31">git</text:span><text:span text:style-name="T128_32">.</text:span></text:p>
      <text:list text:style-name="LS1" xml:id="list34" text:continue-list="list0">
        <text:list-item>
          <text:list>
            <text:list-item>
              <text:h text:style-name="P129" text:outline-level="10"><text:span text:style-name="T129_1">Office</text:span><text:span text:style-name="T129_2"><text:s/></text:span><text:span text:style-name="T129_3">rules</text:span></text:h>
            </text:list-item>
          </text:list>
        </text:list-item>
      </text:list>
      <text:list text:style-name="LS5" xml:id="list35">
        <text:list-item>
          <text:p text:style-name="P130"><text:span text:style-name="T130_1">Each</text:span><text:span text:style-name="T130_2"><text:s/></text:span><text:span text:style-name="T130_3">team</text:span><text:span text:style-name="T130_4"><text:s/></text:span><text:span text:style-name="T130_5">member</text:span><text:span text:style-name="T130_6"><text:s/></text:span><text:span text:style-name="T130_7">manages</text:span><text:span text:style-name="T130_8"><text:s/></text:span><text:span text:style-name="T130_9">their</text:span><text:span text:style-name="T130_10"><text:s/></text:span><text:span text:style-name="T130_11">own</text:span><text:span text:style-name="T130_12"><text:s/></text:span><text:span text:style-name="T130_13">breaks</text:span><text:span text:style-name="T130_14">.</text:span></text:p>
        </text:list-item>
        <text:list-item>
          <text:p text:style-name="P131"><text:span text:style-name="T131_1">Each</text:span><text:span text:style-name="T131_2"><text:s/></text:span><text:span text:style-name="T131_3">team</text:span><text:span text:style-name="T131_4"><text:s/></text:span><text:span text:style-name="T131_5">member</text:span><text:span text:style-name="T131_6"><text:s/></text:span><text:span text:style-name="T131_7">only</text:span><text:span text:style-name="T131_8"><text:s/></text:span><text:span text:style-name="T131_9">use</text:span><text:span text:style-name="T131_10"><text:s/></text:span><text:span text:style-name="T131_11">their</text:span><text:span text:style-name="T131_12"><text:s/></text:span><text:span text:style-name="T131_13">phones</text:span><text:span text:style-name="T131_14"><text:s/></text:span><text:span text:style-name="T131_15">on</text:span><text:span text:style-name="T131_16"><text:s/></text:span><text:span text:style-name="T131_17">their</text:span><text:span text:style-name="T131_18"><text:s/></text:span><text:span text:style-name="T131_19">breaks</text:span><text:span text:style-name="T131_20"><text:s/></text:span><text:span text:style-name="T131_21">if</text:span><text:span text:style-name="T131_22"><text:s/></text:span><text:span text:style-name="T131_23">possible</text:span><text:span text:style-name="T131_24">.</text:span></text:p>
        </text:list-item>
        <text:list-item>
          <text:p text:style-name="P132"><text:span text:style-name="T132_1">The</text:span><text:span text:style-name="T132_2"><text:s/></text:span><text:span text:style-name="T132_3">team</text:span><text:span text:style-name="T132_4"><text:s/></text:span><text:span text:style-name="T132_5">meets</text:span><text:span text:style-name="T132_6"><text:s/></text:span><text:span text:style-name="T132_7">at</text:span><text:span text:style-name="T132_8"><text:s/></text:span><text:span text:style-name="T132_9">the</text:span><text:span text:style-name="T132_10"><text:s/></text:span><text:span text:style-name="T132_11">time</text:span><text:span text:style-name="T132_12"><text:s/></text:span><text:span text:style-name="T132_13">agreed</text:span><text:span text:style-name="T132_14"><text:s/></text:span><text:span text:style-name="T132_15">to</text:span><text:span text:style-name="T132_16"><text:s/></text:span><text:span text:style-name="T132_17">by</text:span><text:span text:style-name="T132_18"><text:s/></text:span><text:span text:style-name="T132_19">all</text:span><text:span text:style-name="T132_20"><text:s/></text:span><text:span text:style-name="T132_21">members</text:span><text:span text:style-name="T132_22">.</text:span></text:p>
        </text:list-item>
      </text:list>
      <text:list text:style-name="LS1" xml:id="list38" text:continue-list="list0">
        <text:list-item>
          <text:h text:style-name="P133" text:outline-level="10"><text:span text:style-name="T133_1">Team</text:span><text:span text:style-name="T133_2"><text:s/></text:span><text:span text:style-name="T133_3">performance</text:span><text:span text:style-name="T133_4"><text:s/>&amp;<text:s/></text:span><text:span text:style-name="T133_5">progress</text:span><text:span text:style-name="T133_6"><text:s/></text:span><text:span text:style-name="T133_7">monitoring</text:span></text:h>
        </text:list-item>
      </text:list>
      <text:p text:style-name="P134"><text:span text:style-name="T134_1">{</text:span><text:span text:style-name="T134_2">Document</text:span><text:span text:style-name="T134_3"><text:s/></text:span><text:span text:style-name="T134_4">key</text:span><text:span text:style-name="T134_5"><text:s/></text:span><text:span text:style-name="T134_6">areas</text:span><text:span text:style-name="T134_7"><text:s/></text:span><text:span text:style-name="T134_8">of</text:span><text:span text:style-name="T134_9"><text:s/></text:span><text:span text:style-name="T134_10">performance</text:span><text:span text:style-name="T134_11"><text:s/></text:span><text:span text:style-name="T134_12">needed</text:span><text:span text:style-name="T134_13"><text:s/></text:span><text:span text:style-name="T134_14">for</text:span><text:span text:style-name="T134_15"><text:s/></text:span><text:span text:style-name="T134_16">team</text:span><text:span text:style-name="T134_17"><text:s/></text:span><text:span text:style-name="T134_18">success</text:span><text:span text:style-name="T134_19"><text:s/></text:span><text:span text:style-name="T134_20">along</text:span><text:span text:style-name="T134_21"><text:s/></text:span><text:span text:style-name="T134_22">with</text:span><text:span text:style-name="T134_23"><text:s/></text:span><text:span text:style-name="T134_24">means</text:span><text:span text:style-name="T134_25"><text:s/></text:span><text:span text:style-name="T134_26">of</text:span><text:span text:style-name="T134_27"><text:s/></text:span><text:span text:style-name="T134_28">measuring</text:span><text:span text:style-name="T134_29"><text:s/></text:span><text:span text:style-name="T134_30">progress</text:span><text:span text:style-name="T134_31">.}</text:span></text:p>
      <text:list text:style-name="LS6" xml:id="list39">
        <text:list-item>
          <text:p text:style-name="P135"><text:span text:style-name="T135_1">Good</text:span><text:span text:style-name="T135_2"><text:s/></text:span><text:span text:style-name="T135_3">internal</text:span><text:span text:style-name="T135_4"><text:s/></text:span><text:span text:style-name="T135_5">communication</text:span><text:span text:style-name="T135_6">.</text:span></text:p>
        </text:list-item>
        <text:list-item>
          <text:p text:style-name="P136"><text:span text:style-name="T136_1">Stick</text:span><text:span text:style-name="T136_2"><text:s/></text:span><text:span text:style-name="T136_3">to</text:span><text:span text:style-name="T136_4"><text:s/></text:span><text:span text:style-name="T136_5">the</text:span><text:span text:style-name="T136_6"><text:s/></text:span><text:span text:style-name="T136_7">schedule</text:span><text:span text:style-name="T136_8"><text:s/></text:span><text:span text:style-name="T136_9">if</text:span><text:span text:style-name="T136_10"><text:s/></text:span><text:span text:style-name="T136_11">at</text:span><text:span text:style-name="T136_12"><text:s/></text:span><text:span text:style-name="T136_13">all</text:span><text:span text:style-name="T136_14"><text:s/></text:span><text:span text:style-name="T136_15">possible</text:span><text:span text:style-name="T136_16">.<text:s/></text:span><text:span text:style-name="T136_17">Let</text:span><text:span text:style-name="T136_18"><text:s/></text:span><text:span text:style-name="T136_19">others</text:span><text:span text:style-name="T136_20"><text:s/></text:span><text:span text:style-name="T136_21">know</text:span><text:span text:style-name="T136_22"><text:s/></text:span><text:span text:style-name="T136_23">if</text:span><text:span text:style-name="T136_24"><text:s/></text:span><text:span text:style-name="T136_25">you</text:span><text:span text:style-name="T136_26"><text:s/></text:span><text:span text:style-name="T136_27">can</text:span><text:span text:style-name="T136_28">’</text:span><text:span text:style-name="T136_29">t</text:span><text:span text:style-name="T136_30"><text:s/></text:span><text:span text:style-name="T136_31">make</text:span><text:span text:style-name="T136_32"><text:s/></text:span><text:span text:style-name="T136_33">it</text:span><text:span text:style-name="T136_34">.</text:span></text:p>
        </text:list-item>
      </text:list>
      <text:p text:style-name="P1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15%" fo:margin-top="0.847cm" fo:margin-bottom="0cm" fo:margin-left="0.762cm" fo:keep-with-next="always" fo:keep-together="always" fo:orphans="2" fo:widows="2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51cm" fo:line-height="115%" fo:margin-top="0.353cm" fo:margin-bottom="0cm" fo:margin-left="1.251cm" fo:margin-right="0cm" fo:keep-with-next="always" fo:keep-together="always" fo:orphans="2" fo:widows="2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501cm" fo:line-height="115%" fo:margin-top="0.353cm" fo:margin-bottom="0cm" fo:margin-left="1.501cm" fo:margin-right="0cm" fo:keep-with-next="always" fo:keep-together="always" fo:orphans="2" fo:widows="2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353cm" fo:margin-bottom="0cm" fo:keep-with-next="always" fo:keep-together="always" fo:orphans="2" fo:widows="2" style:writing-mode="lr-tb"/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53cm" fo:margin-bottom="0cm" fo:keep-with-next="always" fo:keep-together="always" fo:orphans="2" fo:widows="2" style:writing-mode="lr-tb"/>
      <style:text-properties fo:color="#243f6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-2.032cm" fo:line-height="115%" fo:margin-top="0.353cm" fo:margin-bottom="0cm" fo:margin-left="2.032cm" fo:keep-with-next="always" fo:keep-together="always" fo:orphans="2" fo:widows="2" style:writing-mode="lr-tb"/>
      <style:text-properties fo:font-style="italic" style:font-style-asian="italic" style:font-style-complex="italic" fo:color="#243f60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15%" fo:margin-top="0cm" fo:margin-bottom="0.353cm" fo:keep-with-next="always" fo:keep-together="always" fo:orphans="2" fo:widows="2" style:writing-mode="lr-tb"/>
      <style:text-properties fo:font-style="italic" style:font-style-asian="italic" style:font-style-complex="italic" fo:color="#666666"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text:list-style style:name="LS1">
      <text:list-level-style-number style:num-format="1" text:style-name="List1Level0" text:level="1">
        <style:list-level-properties text:space-before="0.635cm" text:min-label-width="0.127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0.889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222cm" fo:text-align="start"/>
      </text:list-level-style-number>
      <text:list-level-style-number style:num-format="1" text:style-name="List1Level3" style:num-suffix="." text:level="4">
        <style:list-level-properties text:space-before="4.445cm" text:min-label-width="-2.921cm" fo:text-align="start"/>
      </text:list-level-style-number>
      <text:list-level-style-number style:num-format="1" text:style-name="List1Level4" style:num-suffix="." text:level="5">
        <style:list-level-properties text:space-before="5.715cm" text:min-label-width="-3.937cm" fo:text-align="start"/>
      </text:list-level-style-number>
      <text:list-level-style-number style:num-format="1" text:display-levels="4" text:style-name="List1Level5" text:level="6">
        <style:list-level-properties text:space-before="7.302cm" text:min-label-width="-5.27cm" fo:text-align="start"/>
      </text:list-level-style-number>
      <text:list-level-style-number style:num-format="1" text:display-levels="5" text:style-name="List1Level6" text:level="7">
        <style:list-level-properties text:space-before="8.255cm" text:min-label-width="-5.969cm" fo:text-align="start"/>
      </text:list-level-style-number>
      <text:list-level-style-number style:num-format="1" text:display-levels="6" text:style-name="List1Level7" text:level="8">
        <style:list-level-properties text:space-before="9.525cm" text:min-label-width="-6.985cm" fo:text-align="start"/>
      </text:list-level-style-number>
      <text:list-level-style-number style:num-format="1" text:display-levels="7" text:style-name="List1Level8" text:level="9">
        <style:list-level-properties text:space-before="11.112cm" text:min-label-width="-8.318cm" fo:text-align="start"/>
      </text:list-level-style-number>
    </text:list-style>
    <style:style style:name="List2Level0" style:family="text">
      <style:text-properties fo:color="#0070c0"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color="#0070c0" style:font-name="Arial" style:font-name-asian="Arial" style:font-name-complex="Arial"/>
      </text:list-level-style-bullet>
      <text:list-level-style-number style:num-format="a" text:style-name="List2Level1" style:num-suffix="." text:level="2">
        <style:list-level-properties text:space-before="1.905cm" text:min-label-width="-1.905cm" fo:text-align="start"/>
      </text:list-level-style-number>
      <text:list-level-style-number style:num-format="i" text:style-name="List2Level2" style:num-suffix="." text:level="3">
        <style:list-level-properties text:space-before="3.492cm" text:min-label-width="-3.492cm" fo:text-align="start"/>
      </text:list-level-style-number>
      <text:list-level-style-number style:num-format="1" text:style-name="List2Level3" style:num-suffix="." text:level="4">
        <style:list-level-properties text:space-before="4.445cm" text:min-label-width="-4.445cm" fo:text-align="start"/>
      </text:list-level-style-number>
      <text:list-level-style-number style:num-format="a" text:style-name="List2Level4" style:num-suffix="." text:level="5">
        <style:list-level-properties text:space-before="5.715cm" text:min-label-width="-5.715cm" fo:text-align="start"/>
      </text:list-level-style-number>
      <text:list-level-style-number style:num-format="i" text:style-name="List2Level5" style:num-suffix="." text:level="6">
        <style:list-level-properties text:space-before="7.302cm" text:min-label-width="-7.302cm" fo:text-align="start"/>
      </text:list-level-style-number>
      <text:list-level-style-number style:num-format="1" text:style-name="List2Level6" style:num-suffix="." text:level="7">
        <style:list-level-properties text:space-before="8.255cm" text:min-label-width="-8.255cm" fo:text-align="start"/>
      </text:list-level-style-number>
      <text:list-level-style-number style:num-format="a" text:style-name="List2Level7" style:num-suffix="." text:level="8">
        <style:list-level-properties text:space-before="9.525cm" text:min-label-width="-9.525cm" fo:text-align="start"/>
      </text:list-level-style-number>
      <text:list-level-style-number style:num-format="i" text:style-name="List2Level8" style:num-suffix="." text:level="9">
        <style:list-level-properties text:space-before="11.112cm" text:min-label-width="-11.112cm" fo:text-align="start"/>
      </text:list-level-style-number>
    </text:list-style>
    <style:style style:name="List3Level0" style:family="text">
      <style:text-properties style:font-name="Arial" style:font-name-asian="Arial" style:font-name-complex="Arial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font-name="Arial" style:font-name-asian="Arial" style:font-name-complex="Arial"/>
      </text:list-level-style-bullet>
      <text:list-level-style-number style:num-format="a" text:style-name="List3Level1" style:num-suffix="." text:level="2">
        <style:list-level-properties text:space-before="1.905cm" text:min-label-width="-1.905cm" fo:text-align="start"/>
      </text:list-level-style-number>
      <text:list-level-style-number style:num-format="i" text:style-name="List3Level2" style:num-suffix="." text:level="3">
        <style:list-level-properties text:space-before="3.492cm" text:min-label-width="-3.492cm" fo:text-align="start"/>
      </text:list-level-style-number>
      <text:list-level-style-number style:num-format="1" text:style-name="List3Level3" style:num-suffix="." text:level="4">
        <style:list-level-properties text:space-before="4.445cm" text:min-label-width="-4.445cm" fo:text-align="start"/>
      </text:list-level-style-number>
      <text:list-level-style-number style:num-format="a" text:style-name="List3Level4" style:num-suffix="." text:level="5">
        <style:list-level-properties text:space-before="5.715cm" text:min-label-width="-5.715cm" fo:text-align="start"/>
      </text:list-level-style-number>
      <text:list-level-style-number style:num-format="i" text:style-name="List3Level5" style:num-suffix="." text:level="6">
        <style:list-level-properties text:space-before="7.302cm" text:min-label-width="-7.302cm" fo:text-align="start"/>
      </text:list-level-style-number>
      <text:list-level-style-number style:num-format="1" text:style-name="List3Level6" style:num-suffix="." text:level="7">
        <style:list-level-properties text:space-before="8.255cm" text:min-label-width="-8.255cm" fo:text-align="start"/>
      </text:list-level-style-number>
      <text:list-level-style-number style:num-format="a" text:style-name="List3Level7" style:num-suffix="." text:level="8">
        <style:list-level-properties text:space-before="9.525cm" text:min-label-width="-9.525cm" fo:text-align="start"/>
      </text:list-level-style-number>
      <text:list-level-style-number style:num-format="i" text:style-name="List3Level8" style:num-suffix="." text:level="9">
        <style:list-level-properties text:space-before="11.112cm" text:min-label-width="-11.112cm" fo:text-align="start"/>
      </text:list-level-style-number>
    </text:list-style>
    <style:style style:name="List4Level0" style:family="text">
      <style:text-properties fo:color="#0070c0" style:font-name="Arial" style:font-name-asian="Arial" style:font-name-complex="Arial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color="#0070c0" style:font-name="Arial" style:font-name-asian="Arial" style:font-name-complex="Arial"/>
      </text:list-level-style-bullet>
      <text:list-level-style-number style:num-format="a" text:style-name="List4Level1" style:num-suffix="." text:level="2">
        <style:list-level-properties text:space-before="1.905cm" text:min-label-width="-1.905cm" fo:text-align="start"/>
      </text:list-level-style-number>
      <text:list-level-style-number style:num-format="i" text:style-name="List4Level2" style:num-suffix="." text:level="3">
        <style:list-level-properties text:space-before="3.492cm" text:min-label-width="-3.492cm" fo:text-align="start"/>
      </text:list-level-style-number>
      <text:list-level-style-number style:num-format="1" text:style-name="List4Level3" style:num-suffix="." text:level="4">
        <style:list-level-properties text:space-before="4.445cm" text:min-label-width="-4.445cm" fo:text-align="start"/>
      </text:list-level-style-number>
      <text:list-level-style-number style:num-format="a" text:style-name="List4Level4" style:num-suffix="." text:level="5">
        <style:list-level-properties text:space-before="5.715cm" text:min-label-width="-5.715cm" fo:text-align="start"/>
      </text:list-level-style-number>
      <text:list-level-style-number style:num-format="i" text:style-name="List4Level5" style:num-suffix="." text:level="6">
        <style:list-level-properties text:space-before="7.302cm" text:min-label-width="-7.302cm" fo:text-align="start"/>
      </text:list-level-style-number>
      <text:list-level-style-number style:num-format="1" text:style-name="List4Level6" style:num-suffix="." text:level="7">
        <style:list-level-properties text:space-before="8.255cm" text:min-label-width="-8.255cm" fo:text-align="start"/>
      </text:list-level-style-number>
      <text:list-level-style-number style:num-format="a" text:style-name="List4Level7" style:num-suffix="." text:level="8">
        <style:list-level-properties text:space-before="9.525cm" text:min-label-width="-9.525cm" fo:text-align="start"/>
      </text:list-level-style-number>
      <text:list-level-style-number style:num-format="i" text:style-name="List4Level8" style:num-suffix="." text:level="9">
        <style:list-level-properties text:space-before="11.112cm" text:min-label-width="-11.112cm" fo:text-align="start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1.752cm" fo:margin-bottom="1.752cm" style:dynamic-spacing="true"/>
      </style:header-style>
      <style:footer-style>
        <style:header-footer-properties fo:min-height="1.752cm" fo:margin-top="1.752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1.249cm" fo:margin-bottom="0cm" fo:orphans="2" fo:widows="2" style:writing-mode="lr-tb"/>
    </style:style>
    <style:style style:name="P2" style:family="paragraph" style:parent-style-name="Standard">
      <style:paragraph-properties fo:break-before="auto" fo:line-height="100%" fo:margin-top="0cm" fo:margin-bottom="1.249cm" fo:orphans="2" fo:widows="2" style:writing-mode="lr-tb"/>
    </style:style>
    <style:style style:name="P3" style:family="paragraph" style:parent-style-name="Standard">
      <style:paragraph-properties fo:break-before="auto" fo:line-height="100%" fo:margin-top="1.249cm" fo:margin-bottom="0cm" fo:orphans="2" fo:widows="2" style:writing-mode="lr-tb"/>
    </style:style>
    <style:style style:name="T3_1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3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5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6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7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8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9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10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3_11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P4" style:family="paragraph" style:parent-style-name="Standard">
      <style:paragraph-properties fo:break-before="auto" fo:line-height="100%" fo:margin-top="0cm" fo:margin-bottom="1.249cm" fo:orphans="2" fo:widows="2" style:writing-mode="lr-tb"/>
    </style:style>
    <style:style style:name="T4_1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4_2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4_3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4_4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4_5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4_6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4_7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4_8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  <style:style style:name="T4_9" style:family="text">
      <style:text-properties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/>
    </style:style>
  </office:automatic-styles>
  <office:master-styles>
    <style:master-page style:name="Standard" style:page-layout-name="pm1" style:next-style-name="MasterPageNext0">
      <style:header>
        <text:p text:style-name="P1"/>
      </style:header>
      <style:footer>
        <text:p text:style-name="P2"/>
      </style:footer>
    </style:master-page>
    <style:master-page style:name="MasterPageNext0" style:page-layout-name="pm1">
      <style:header>
        <text:p text:style-name="P3"><text:span text:style-name="T3_1">Product</text:span><text:span text:style-name="T3_2"><text:s/></text:span><text:span text:style-name="T3_3">and</text:span><text:span text:style-name="T3_4"><text:s/></text:span><text:span text:style-name="T3_5">Process</text:span><text:span text:style-name="T3_6"><text:s/></text:span><text:span text:style-name="T3_7">Brief</text:span><text:span text:style-name="T3_8"><text:s/></text:span><text:span text:style-name="T3_9">for</text:span><text:span text:style-name="T3_10"><text:s/></text:span><text:span text:style-name="T3_11">Revyorganisator</text:span></text:p>
      </style:header>
      <style:footer>
        <text:p text:style-name="P4"><text:span text:style-name="T4_1"><text:tab/><text:tab/></text:span><text:span text:style-name="T4_2">Page</text:span><text:span text:style-name="T4_3"><text:s/></text:span><text:span text:style-name="T4_4"><text:page-number text:select-page="current"/></text:span><text:span text:style-name="T4_5"><text:s/></text:span><text:span text:style-name="T4_6">of</text:span><text:span text:style-name="T4_7"><text:s/></text:span><text:span text:style-name="T4_8"><text:page-count/></text:span><text:span text:style-name="T4_9">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